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C5000000ECE9946AAA2EDB76E8.png" manifest:media-type="image/png"/>
  <manifest:file-entry manifest:full-path="Pictures/1000000100000916000002AAF87C98AF1D80C32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nux Biolinum" svg:font-family="'Linux Biolinum'" style:font-family-generic="system" style:font-pitch="variable"/>
    <style:font-face style:name="Nimbus Sans" svg:font-family="'Nimbus Sans'" style:font-family-generic="swiss"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2764in" fo:margin-left="0.0035in" fo:margin-top="0in" fo:margin-bottom="0in" table:align="left" style:writing-mode="lr-tb"/>
    </style:style>
    <style:style style:name="Table1.A" style:family="table-column">
      <style:table-column-properties style:column-width="1.4986in"/>
    </style:style>
    <style:style style:name="Table1.B" style:family="table-column">
      <style:table-column-properties style:column-width="1.0368in"/>
    </style:style>
    <style:style style:name="Table1.C" style:family="table-column">
      <style:table-column-properties style:column-width="0.2951in"/>
    </style:style>
    <style:style style:name="Table1.D" style:family="table-column">
      <style:table-column-properties style:column-width="0.9847in"/>
    </style:style>
    <style:style style:name="Table1.E" style:family="table-column">
      <style:table-column-properties style:column-width="0.2958in"/>
    </style:style>
    <style:style style:name="Table1.F" style:family="table-column">
      <style:table-column-properties style:column-width="3.1653in"/>
    </style:style>
    <style:style style:name="Table1.1" style:family="table-row">
      <style:table-row-properties style:min-row-height="0.2208in" fo:keep-together="auto"/>
    </style:style>
    <style:style style:name="Table1.A1" style:family="table-cell">
      <style:table-cell-properties fo:background-color="#000000"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fo:background-color="#d9d9d9" fo:padding-left="0.075in" fo:padding-right="0.075in" fo:padding-top="0in" fo:padding-bottom="0in" fo:border="0.5pt solid #000000" style:writing-mode="lr-tb">
        <style:background-image/>
      </style:table-cell-properties>
    </style:style>
    <style:style style:name="Table1.B2" style:family="table-cell">
      <style:table-cell-properties fo:padding-left="0.075in" fo:padding-right="0.075in" fo:padding-top="0in" fo:padding-bottom="0in" fo:border="0.5pt solid #000000" style:writing-mode="lr-tb"/>
    </style:style>
    <style:style style:name="Table1.3" style:family="table-row">
      <style:table-row-properties style:min-row-height="0.2021in" fo:keep-together="auto"/>
    </style:style>
    <style:style style:name="Table1.B3" style:family="table-cell">
      <style:table-cell-properties fo:padding-left="0.075in" fo:padding-right="0.075in" fo:padding-top="0in" fo:padding-bottom="0in" fo:border="0.5pt solid #000000" style:writing-mode="lr-tb"/>
    </style:style>
    <style:style style:name="Table1.4" style:family="table-row">
      <style:table-row-properties style:min-row-height="0.5021in" fo:keep-together="auto"/>
    </style:style>
    <style:style style:name="Table1.B4" style:family="table-cell">
      <style:table-cell-properties fo:padding-left="0.075in" fo:padding-right="0.075in" fo:padding-top="0in" fo:padding-bottom="0in" fo:border="0.5pt solid #000000" style:writing-mode="lr-tb"/>
    </style:style>
    <style:style style:name="Table1.5" style:family="table-row">
      <style:table-row-properties fo:keep-together="auto"/>
    </style:style>
    <style:style style:name="Table1.B5" style:family="table-cell">
      <style:table-cell-properties fo:padding-left="0.075in" fo:padding-right="0.075in" fo:padding-top="0in" fo:padding-bottom="0in" fo:border="0.5pt solid #000000" style:writing-mode="lr-tb"/>
    </style:style>
    <style:style style:name="Table1.6" style:family="table-row">
      <style:table-row-properties fo:keep-together="auto"/>
    </style:style>
    <style:style style:name="Table1.B6" style:family="table-cell">
      <style:table-cell-properties fo:padding-left="0.075in" fo:padding-right="0.075in" fo:padding-top="0in" fo:padding-bottom="0in" fo:border="0.5pt solid #000000" style:writing-mode="lr-tb"/>
    </style:style>
    <style:style style:name="Table1.7" style:family="table-row">
      <style:table-row-properties style:min-row-height="0.2111in" fo:keep-together="auto"/>
    </style:style>
    <style:style style:name="Table1.B7"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9" style:family="table-row">
      <style:table-row-properties style:min-row-height="0.241in" fo:keep-together="auto"/>
    </style:style>
    <style:style style:name="Table1.C9" style:family="table-cell">
      <style:table-cell-properties fo:padding-left="0.075in" fo:padding-right="0.075in" fo:padding-top="0in" fo:padding-bottom="0in" fo:border="0.5pt solid #000000" style:writing-mode="lr-tb"/>
    </style:style>
    <style:style style:name="Table1.E9" style:family="table-cell">
      <style:table-cell-properties fo:padding-left="0.075in" fo:padding-right="0.075in" fo:padding-top="0in" fo:padding-bottom="0in" fo:border="0.5pt solid #000000" style:writing-mode="lr-tb"/>
    </style:style>
    <style:style style:name="Table1.10" style:family="table-row">
      <style:table-row-properties style:min-row-height="0.609in" fo:keep-together="auto"/>
    </style:style>
    <style:style style:name="Table1.B10" style:family="table-cell">
      <style:table-cell-properties fo:padding-left="0.075in" fo:padding-right="0.075in" fo:padding-top="0in" fo:padding-bottom="0in" fo:border="0.5pt solid #000000" style:writing-mode="lr-tb"/>
    </style:style>
    <style:style style:name="Table2" style:family="table">
      <style:table-properties style:width="7.2604in" fo:margin-left="0.0035in" fo:margin-top="0in" fo:margin-bottom="0in" table:align="left" style:writing-mode="lr-tb"/>
    </style:style>
    <style:style style:name="Table2.A" style:family="table-column">
      <style:table-column-properties style:column-width="7.2604in"/>
    </style:style>
    <style:style style:name="Table2.1" style:family="table-row">
      <style:table-row-properties style:min-row-height="0.2403in" fo:keep-together="auto"/>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fo:background-color="#d9d9d9" fo:padding-left="0.075in" fo:padding-right="0.075in" fo:padding-top="0in" fo:padding-bottom="0in" fo:border="0.5pt solid #000000" style:writing-mode="lr-tb">
        <style:background-image/>
      </style:table-cell-properties>
    </style:style>
    <style:style style:name="Table2.3" style:family="table-row">
      <style:table-row-properties style:min-row-height="1.3729in" fo:keep-together="auto"/>
    </style:style>
    <style:style style:name="Table2.A3" style:family="table-cell">
      <style:table-cell-properties fo:padding-left="0.075in" fo:padding-right="0.075in" fo:padding-top="0in" fo:padding-bottom="0in" fo:border="0.5pt solid #000000" style:writing-mode="lr-tb"/>
    </style:style>
    <style:style style:name="Table3" style:family="table">
      <style:table-properties style:width="7.2604in" fo:margin-left="0.0035in" fo:margin-top="0in" fo:margin-bottom="0in" table:align="left" style:writing-mode="lr-tb"/>
    </style:style>
    <style:style style:name="Table3.A" style:family="table-column">
      <style:table-column-properties style:column-width="7.2604in"/>
    </style:style>
    <style:style style:name="Table3.1" style:family="table-row">
      <style:table-row-properties style:min-row-height="0.2111in" fo:keep-together="auto"/>
    </style:style>
    <style:style style:name="Table3.A1" style:family="table-cell">
      <style:table-cell-properties fo:background-color="#000000" fo:padding-left="0.075in" fo:padding-right="0.075in" fo:padding-top="0in" fo:padding-bottom="0in" fo:border="0.5pt solid #000000" style:writing-mode="lr-tb">
        <style:background-image/>
      </style:table-cell-properties>
    </style:style>
    <style:style style:name="Table3.2" style:family="table-row">
      <style:table-row-properties fo:keep-together="auto"/>
    </style:style>
    <style:style style:name="Table3.A2" style:family="table-cell">
      <style:table-cell-properties fo:background-color="#d9d9d9" fo:padding-left="0.075in" fo:padding-right="0.075in" fo:padding-top="0in" fo:padding-bottom="0in" fo:border="0.5pt solid #000000" style:writing-mode="lr-tb">
        <style:background-image/>
      </style:table-cell-properties>
    </style:style>
    <style:style style:name="Table3.3" style:family="table-row">
      <style:table-row-properties style:min-row-height="1.3729in" fo:keep-together="auto"/>
    </style:style>
    <style:style style:name="Table3.A3" style:family="table-cell">
      <style:table-cell-properties fo:padding-left="0.075in" fo:padding-right="0.075in" fo:padding-top="0in" fo:padding-bottom="0in" fo:border="0.5pt solid #000000" style:writing-mode="lr-tb"/>
    </style:style>
    <style:style style:name="Table4" style:family="table">
      <style:table-properties style:width="7.2604in" fo:margin-left="0.0035in" fo:margin-top="0in" fo:margin-bottom="0in" table:align="left" style:writing-mode="lr-tb"/>
    </style:style>
    <style:style style:name="Table4.A" style:family="table-column">
      <style:table-column-properties style:column-width="7.2604in"/>
    </style:style>
    <style:style style:name="Table4.1" style:family="table-row">
      <style:table-row-properties fo:keep-together="auto"/>
    </style:style>
    <style:style style:name="Table4.A1" style:family="table-cell">
      <style:table-cell-properties fo:background-color="#000000" fo:padding-left="0.075in" fo:padding-right="0.075in" fo:padding-top="0in" fo:padding-bottom="0in" fo:border="0.5pt solid #000000" style:writing-mode="lr-tb">
        <style:background-image/>
      </style:table-cell-properties>
    </style:style>
    <style:style style:name="Table4.A2" style:family="table-cell">
      <style:table-cell-properties fo:background-color="#d9d9d9" fo:padding-left="0.075in" fo:padding-right="0.075in" fo:padding-top="0in" fo:padding-bottom="0in" fo:border="0.5pt solid #000000" style:writing-mode="lr-tb">
        <style:background-image/>
      </style:table-cell-properties>
    </style:style>
    <style:style style:name="Table4.3" style:family="table-row">
      <style:table-row-properties style:min-row-height="0.2306in" fo:keep-together="auto"/>
    </style:style>
    <style:style style:name="Table4.A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7.2604in" fo:margin-left="0.0035in" fo:margin-top="0in" fo:margin-bottom="0in" table:align="left" style:writing-mode="lr-tb"/>
    </style:style>
    <style:style style:name="Table6.A" style:family="table-column">
      <style:table-column-properties style:column-width="7.2604in"/>
    </style:style>
    <style:style style:name="Table6.1" style:family="table-row">
      <style:table-row-properties fo:keep-together="auto"/>
    </style:style>
    <style:style style:name="Table6.A1" style:family="table-cell">
      <style:table-cell-properties fo:background-color="#000000"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3" style:family="table-row">
      <style:table-row-properties style:min-row-height="0.2306in" fo:keep-together="auto"/>
    </style:style>
    <style:style style:name="Table6.A3" style:family="table-cell">
      <style:table-cell-properties fo:background-color="#d9d9d9" fo:padding-left="0.075in" fo:padding-right="0.075in" fo:padding-top="0in" fo:padding-bottom="0in" fo:border="0.5pt solid #000000" style:writing-mode="lr-tb">
        <style:background-image/>
      </style:table-cell-properties>
    </style:style>
    <style:style style:name="Table6.4" style:family="table-row">
      <style:table-row-properties style:min-row-height="1.0361in" fo:keep-together="auto"/>
    </style:style>
    <style:style style:name="Table6.A4" style:family="table-cell">
      <style:table-cell-properties fo:padding-left="0.075in" fo:padding-right="0.075in" fo:padding-top="0in" fo:padding-bottom="0in" fo:border="0.5pt solid #000000" style:writing-mode="lr-tb"/>
    </style:style>
    <style:style style:name="Table6.A5" style:family="table-cell">
      <style:table-cell-properties fo:padding-left="0.075in" fo:padding-right="0.075in" fo:padding-top="0in" fo:padding-bottom="0in" fo:border="0.5pt solid #000000" style:writing-mode="lr-tb"/>
    </style:style>
    <style:style style:name="Table6.7" style:family="table-row">
      <style:table-row-properties style:min-row-height="0.9583in" fo:keep-together="auto"/>
    </style:style>
    <style:style style:name="Table6.A7" style:family="table-cell">
      <style:table-cell-properties fo:padding-left="0.075in" fo:padding-right="0.075in" fo:padding-top="0in" fo:padding-bottom="0in" fo:border="0.5pt solid #000000" style:writing-mode="lr-tb"/>
    </style:style>
    <style:style style:name="Table6.A8" style:family="table-cell">
      <style:table-cell-properties fo:padding-left="0.075in" fo:padding-right="0.075in" fo:padding-top="0in" fo:padding-bottom="0in" fo:border="0.5pt solid #000000" style:writing-mode="lr-tb"/>
    </style:style>
    <style:style style:name="Table6.A10" style:family="table-cell">
      <style:table-cell-properties fo:padding-left="0.075in" fo:padding-right="0.075in" fo:padding-top="0in" fo:padding-bottom="0in" fo:border="0.5pt solid #000000" style:writing-mode="lr-tb"/>
    </style:style>
    <style:style style:name="Table5" style:family="table">
      <style:table-properties style:width="4.9188in" fo:margin-left="0in" fo:margin-top="0in" fo:margin-bottom="0in" table:align="left" style:writing-mode="lr-tb"/>
    </style:style>
    <style:style style:name="Table5.A" style:family="table-column">
      <style:table-column-properties style:column-width="3.7368in"/>
    </style:style>
    <style:style style:name="Table5.B" style:family="table-column">
      <style:table-column-properties style:column-width="1.1819in"/>
    </style:style>
    <style:style style:name="Table5.1" style:family="table-row">
      <style:table-row-properties fo:keep-together="auto"/>
    </style:style>
    <style:style style:name="Table5.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5.B1" style:family="table-cell">
      <style:table-cell-properties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3"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5.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6"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5.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9" style:family="table-cell">
      <style:table-cell-properties fo:padding-left="0.075in" fo:padding-right="0.075in" fo:padding-top="0in" fo:padding-bottom="0in" fo:border="0.5pt solid #000000" style:writing-mode="lr-tb"/>
    </style:style>
    <style:style style:name="Table5.B19" style:family="table-cell" style:data-style-name="N0">
      <style:table-cell-properties fo:padding-left="0.075in" fo:padding-right="0.075in" fo:padding-top="0in" fo:padding-bottom="0in" fo:border="0.5pt solid #000000" style:writing-mode="lr-tb"/>
    </style:style>
    <style:style style:name="Table5.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0"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5.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31" style:family="table-cell">
      <style:table-cell-properties fo:padding-left="0.075in" fo:padding-right="0.075in" fo:padding-top="0in" fo:padding-bottom="0in" fo:border-left="none" fo:border-right="0.5pt solid #000000" fo:border-top="0.5pt solid #000000" fo:border-bottom="none" style:writing-mode="lr-tb"/>
    </style:style>
    <style:style style:name="Table5.B31" style:family="table-cell">
      <style:table-cell-properties fo:padding-left="0.075in" fo:padding-right="0.075in" fo:padding-top="0in" fo:padding-bottom="0in" fo:border="0.5pt solid #000000" style:writing-mode="lr-tb"/>
    </style:style>
    <style:style style:name="Table5" style:family="table">
      <style:table-properties style:width="4.9188in" fo:margin-left="0in" fo:margin-top="0in" fo:margin-bottom="0in" table:align="left" style:writing-mode="lr-tb"/>
    </style:style>
    <style:style style:name="Table5.A" style:family="table-column">
      <style:table-column-properties style:column-width="3.7368in"/>
    </style:style>
    <style:style style:name="Table5.B" style:family="table-column">
      <style:table-column-properties style:column-width="1.1819in"/>
    </style:style>
    <style:style style:name="Table5.1" style:family="table-row">
      <style:table-row-properties fo:keep-together="auto"/>
    </style:style>
    <style:style style:name="Table5.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5.B1" style:family="table-cell">
      <style:table-cell-properties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3"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5.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6"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5.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19" style:family="table-cell">
      <style:table-cell-properties fo:padding-left="0.075in" fo:padding-right="0.075in" fo:padding-top="0in" fo:padding-bottom="0in" fo:border="0.5pt solid #000000" style:writing-mode="lr-tb"/>
    </style:style>
    <style:style style:name="Table5.B19" style:family="table-cell" style:data-style-name="N0">
      <style:table-cell-properties fo:padding-left="0.075in" fo:padding-right="0.075in" fo:padding-top="0in" fo:padding-bottom="0in" fo:border="0.5pt solid #000000" style:writing-mode="lr-tb"/>
    </style:style>
    <style:style style:name="Table5.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0" style:family="table-cell" style:data-style-name="N0">
      <style:table-cell-properties fo:padding-left="0.075in" fo:padding-right="0.075in" fo:padding-top="0in" fo:padding-bottom="0in" fo:border-left="0.5pt solid #000000" fo:border-right="0.5pt solid #000000" fo:border-top="none" fo:border-bottom="0.5pt solid #000000" style:writing-mode="lr-tb"/>
    </style:style>
    <style:style style:name="Table5.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3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31" style:family="table-cell">
      <style:table-cell-properties fo:padding-left="0.075in" fo:padding-right="0.075in" fo:padding-top="0in" fo:padding-bottom="0in" fo:border-left="none" fo:border-right="0.5pt solid #000000" fo:border-top="0.5pt solid #000000" fo:border-bottom="none" style:writing-mode="lr-tb"/>
    </style:style>
    <style:style style:name="Table5.B31" style:family="table-cell">
      <style:table-cell-properties fo:padding-left="0.075in" fo:padding-right="0.075in" fo:padding-top="0in" fo:padding-bottom="0in" fo:border="0.5pt solid #000000" style:writing-mode="lr-tb"/>
    </style:style>
    <style:style style:name="Table7" style:family="table">
      <style:table-properties style:width="7.2604in" fo:margin-left="0.0035in" fo:margin-top="0in" fo:margin-bottom="0in" fo:break-before="page" table:align="left" style:writing-mode="lr-tb"/>
    </style:style>
    <style:style style:name="Table7.A" style:family="table-column">
      <style:table-column-properties style:column-width="7.2604in"/>
    </style:style>
    <style:style style:name="Table7.1" style:family="table-row">
      <style:table-row-properties fo:keep-together="auto"/>
    </style:style>
    <style:style style:name="Table7.A1" style:family="table-cell">
      <style:table-cell-properties fo:background-color="#000000" fo:padding-left="0.075in" fo:padding-right="0.075in" fo:padding-top="0in" fo:padding-bottom="0in" fo:border="0.5pt solid #000000" style:writing-mode="lr-tb">
        <style:background-image/>
      </style:table-cell-properties>
    </style:style>
    <style:style style:name="Table7.2" style:family="table-row">
      <style:table-row-properties style:min-row-height="0.2306in" fo:keep-together="auto"/>
    </style:style>
    <style:style style:name="Table7.A2" style:family="table-cell">
      <style:table-cell-properties fo:padding-left="0.075in" fo:padding-right="0.075in" fo:padding-top="0in" fo:padding-bottom="0in" fo:border="0.5pt solid #000000" style:writing-mode="lr-tb"/>
    </style:style>
    <style:style style:name="Table7.A3" style:family="table-cell">
      <style:table-cell-properties fo:background-color="#d9d9d9" fo:padding-left="0.075in" fo:padding-right="0.075in" fo:padding-top="0in" fo:padding-bottom="0in" fo:border="0.5pt solid #000000" style:writing-mode="lr-tb">
        <style:background-image/>
      </style:table-cell-properties>
    </style:style>
    <style:style style:name="Table7.A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A8" style:family="table-cell">
      <style:table-cell-properties fo:padding-left="0.075in" fo:padding-right="0.075in" fo:padding-top="0in" fo:padding-bottom="0in" fo:border="0.5pt solid #000000" style:writing-mode="lr-tb"/>
    </style:style>
    <style:style style:name="Table7.A10" style:family="table-cell">
      <style:table-cell-properties fo:padding-left="0.075in" fo:padding-right="0.075in" fo:padding-top="0in" fo:padding-bottom="0in" fo:border="0.5pt solid #000000" style:writing-mode="lr-tb"/>
    </style:style>
    <style:style style:name="Table7.A11" style:family="table-cell">
      <style:table-cell-properties fo:padding-left="0.075in" fo:padding-right="0.075in" fo:padding-top="0in" fo:padding-bottom="0in" fo:border="0.5pt solid #000000" style:writing-mode="lr-tb"/>
    </style:style>
    <style:style style:name="Table7.A12" style:family="table-cell">
      <style:table-cell-properties fo:padding-left="0.075in" fo:padding-right="0.075in" fo:padding-top="0in" fo:padding-bottom="0in" fo:border="0.5pt solid #000000" style:writing-mode="lr-tb"/>
    </style:style>
    <style:style style:name="Table7.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7.2604in" fo:margin-left="0.0035in" fo:margin-top="0in" fo:margin-bottom="0in" table:align="left" style:writing-mode="lr-tb"/>
    </style:style>
    <style:style style:name="Table8.A" style:family="table-column">
      <style:table-column-properties style:column-width="7.2604in"/>
    </style:style>
    <style:style style:name="Table8.1" style:family="table-row">
      <style:table-row-properties fo:keep-together="auto"/>
    </style:style>
    <style:style style:name="Table8.A1" style:family="table-cell">
      <style:table-cell-properties fo:background-color="#000000" fo:padding-left="0.075in" fo:padding-right="0.075in" fo:padding-top="0in" fo:padding-bottom="0in" fo:border="0.5pt solid #000000" style:writing-mode="lr-tb">
        <style:background-image/>
      </style:table-cell-properties>
    </style:style>
    <style:style style:name="Table8.A2" style:family="table-cell">
      <style:table-cell-properties fo:background-color="#d9d9d9" fo:padding-left="0.075in" fo:padding-right="0.075in" fo:padding-top="0in" fo:padding-bottom="0in" fo:border="0.5pt solid #000000" style:writing-mode="lr-tb">
        <style:background-image/>
      </style:table-cell-properties>
    </style:style>
    <style:style style:name="Table8.3" style:family="table-row">
      <style:table-row-properties style:min-row-height="0.2306in" fo:keep-together="auto"/>
    </style:style>
    <style:style style:name="Table8.A3" style:family="table-cell">
      <style:table-cell-properties fo:padding-left="0.075in" fo:padding-right="0.075in" fo:padding-top="0in" fo:padding-bottom="0in" fo:border="0.5pt solid #000000" style:writing-mode="lr-tb"/>
    </style:style>
    <style:style style:name="Table8.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fo:padding-left="0.075in" fo:padding-right="0.075in" fo:padding-top="0in" fo:padding-bottom="0in" fo:border="0.5pt solid #000000" style:writing-mode="lr-tb"/>
    </style:style>
    <style:style style:name="Table8.A7" style:family="table-cell">
      <style:table-cell-properties fo:padding-left="0.075in" fo:padding-right="0.075in" fo:padding-top="0in" fo:padding-bottom="0in" fo:border="0.5pt solid #000000" style:writing-mode="lr-tb"/>
    </style:style>
    <style:style style:name="Table8.A8" style:family="table-cell">
      <style:table-cell-properties fo:padding-left="0.075in" fo:padding-right="0.075in" fo:padding-top="0in" fo:padding-bottom="0in" fo:border="0.5pt solid #000000" style:writing-mode="lr-tb"/>
    </style:style>
    <style:style style:name="Table8.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A10" style:family="table-cell">
      <style:table-cell-properties fo:padding-left="0.075in" fo:padding-right="0.075in" fo:padding-top="0in" fo:padding-bottom="0in" fo:border="0.5pt solid #000000" style:writing-mode="lr-tb"/>
    </style:style>
    <style:style style:name="Table9" style:family="table">
      <style:table-properties style:width="7.2604in" fo:margin-left="0in" fo:margin-top="0in" fo:margin-bottom="0in" table:align="left" style:writing-mode="lr-tb"/>
    </style:style>
    <style:style style:name="Table9.A" style:family="table-column">
      <style:table-column-properties style:column-width="2.4201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line-height="0.139in"/>
      <style:text-properties fo:font-size="10pt" style:font-size-asian="10pt" style:font-size-complex="10pt"/>
    </style:style>
    <style:style style:name="P3" style:family="paragraph" style:parent-style-name="Footer">
      <style:paragraph-properties fo:padding="0in" fo:border="none"/>
    </style:style>
    <style:style style:name="P4" style:family="paragraph" style:parent-style-name="Footer">
      <style:paragraph-properties fo:margin-left="0in" fo:margin-right="0.25in" fo:text-indent="0in" style:auto-text-indent="false"/>
      <style:text-properties fo:language="es" fo:country="ES"/>
    </style:style>
    <style:style style:name="P5" style:family="paragraph" style:parent-style-name="Standard">
      <style:text-properties fo:language="es" fo:country="ES"/>
    </style:style>
    <style:style style:name="P6" style:family="paragraph" style:parent-style-name="Standard">
      <style:paragraph-properties fo:text-align="center" style:justify-single-word="false"/>
      <style:text-properties style:font-name="Times New Roman" fo:font-size="12pt" fo:language="es" fo:country="ES" style:font-name-asian="Times New Roman1" style:font-size-asian="12pt" style:font-name-complex="Times New Roman1" style:font-size-complex="12pt"/>
    </style:style>
    <style:style style:name="P7" style:family="paragraph" style:parent-style-name="Standard">
      <style:text-properties style:font-name="Times New Roman" fo:font-size="12pt" fo:language="es" fo:country="ES" style:font-name-asian="Times New Roman1" style:font-size-asian="12pt" style:font-name-complex="Times New Roman1" style:font-size-complex="12pt"/>
    </style:style>
    <style:style style:name="P8"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style:letter-kerning="false" style:font-name-asian="Times New Roman1" style:font-size-asian="12pt" style:language-asian="en" style:country-asian="US" style:font-name-complex="Times New Roman1"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officeooo:rsid="000caaf3" officeooo:paragraph-rsid="000caaf3" style:letter-kerning="false" style:font-name-asian="Times New Roman1" style:font-size-asian="12pt" style:language-asian="en" style:country-asian="US" style:font-name-complex="Times New Roman1"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fo:font-weight="bold"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11" style:family="paragraph" style:parent-style-name="Standard">
      <style:text-properties style:font-name="Times New Roman" fo:font-size="12pt" fo:letter-spacing="-0.0008in" fo:language="es" fo:country="ES" style:font-name-asian="Times New Roman1" style:font-size-asian="12pt" style:font-name-complex="Times New Roman1" style:font-size-complex="12pt"/>
    </style:style>
    <style:style style:name="P12" style:family="paragraph" style:parent-style-name="Standard">
      <style:paragraph-properties fo:margin-top="0in" fo:margin-bottom="0in" style:contextual-spacing="false" fo:text-align="start" style:justify-single-word="false" fo:orphans="0" fo:widows="0"/>
      <style:text-properties style:font-name="Times New Roman" fo:font-size="12pt" fo:letter-spacing="-0.0008in" fo:language="es" fo:country="ES" style:letter-kerning="false" style:font-name-asian="Times New Roman1" style:font-size-asian="12pt" style:language-asian="en" style:country-asian="US" style:font-name-complex="Times New Roman1"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0" fo:widows="0"/>
      <style:text-properties style:font-name="Times New Roman" fo:font-size="10pt" fo:language="es" fo:country="ES" style:letter-kerning="false" style:font-name-asian="Times New Roman1" style:font-size-asian="10pt" style:language-asian="en" style:country-asian="US" style:font-name-complex="Times New Roman1" style:font-size-complex="12pt" style:language-complex="ar" style:country-complex="SA"/>
    </style:style>
    <style:style style:name="P14"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style:letter-kerning="false" style:font-name-asian="Times New Roman1" style:font-size-asian="10pt" style:language-asian="en" style:country-asian="US" style:font-name-complex="Times New Roman1" style:font-size-complex="12pt" style:language-complex="ar" style:country-complex="SA"/>
    </style:style>
    <style:style style:name="P15"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paragraph-rsid="000d098d" style:letter-kerning="false" style:font-name-asian="Times New Roman1" style:font-size-asian="10pt" style:language-asian="en" style:country-asian="US" style:font-name-complex="Times New Roman1" style:font-size-complex="12pt" style:language-complex="ar" style:country-complex="SA"/>
    </style:style>
    <style:style style:name="P16" style:family="paragraph" style:parent-style-name="Standard">
      <style:paragraph-properties fo:margin-top="0in" fo:margin-bottom="0in" style:contextual-spacing="false" fo:text-align="start" style:justify-single-word="false" fo:orphans="0" fo:widows="0"/>
      <style:text-properties style:font-name="Times New Roman" fo:font-size="10pt" fo:language="es" fo:country="ES" officeooo:rsid="000caaf3" officeooo:paragraph-rsid="000caaf3" style:letter-kerning="false" style:font-name-asian="Times New Roman1" style:font-size-asian="10pt" style:language-asian="en" style:country-asian="US" style:font-name-complex="Times New Roman1" style:font-size-complex="12pt" style:language-complex="ar" style:country-complex="SA"/>
    </style:style>
    <style:style style:name="P17"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d098d" officeooo:paragraph-rsid="000d098d" style:letter-kerning="false" style:font-name-asian="Times New Roman1" style:font-size-asian="10pt" style:language-asian="en" style:country-asian="US" style:font-name-complex="Times New Roman1" style:font-size-complex="12pt" style:language-complex="ar" style:country-complex="SA"/>
    </style:style>
    <style:style style:name="P18"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style:letter-kerning="false" style:font-name-asian="Times New Roman1" style:font-size-asian="10pt" style:language-asian="en" style:country-asian="US" style:font-name-complex="Times New Roman1" style:font-size-complex="10pt" style:language-complex="ar" style:country-complex="SA"/>
    </style:style>
    <style:style style:name="P19"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caaf3" officeooo:paragraph-rsid="000caaf3" style:letter-kerning="false" style:font-name-asian="Times New Roman1" style:font-size-asian="10pt" style:language-asian="en" style:country-asian="US" style:font-name-complex="Times New Roman1" style:font-size-complex="10pt" style:language-complex="ar" style:country-complex="SA"/>
    </style:style>
    <style:style style:name="P20"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d098d" officeooo:paragraph-rsid="000d098d" style:letter-kerning="false" style:font-name-asian="Times New Roman1" style:font-size-asian="10pt" style:language-asian="en" style:country-asian="US" style:font-name-complex="Times New Roman1" style:font-size-complex="10pt" style:language-complex="ar" style:country-complex="SA"/>
    </style:style>
    <style:style style:name="P21" style:family="paragraph" style:parent-style-name="Standard">
      <style:paragraph-properties fo:margin-top="0in" fo:margin-bottom="0in" style:contextual-spacing="false" fo:text-align="justify" style:justify-single-word="false" fo:orphans="0" fo:widows="0"/>
      <style:text-properties style:font-name="Times New Roman" fo:font-size="10pt" style:rfc-language-tag="es-ES-u-co-trad" fo:language="es" fo:country="ES" officeooo:rsid="000d098d" officeooo:paragraph-rsid="000d098d" style:letter-kerning="false" style:font-name-asian="Times New Roman1" style:font-size-asian="10pt" style:language-asian="en" style:country-asian="US" style:font-name-complex="Times New Roman1" style:font-size-complex="10pt" style:language-complex="ar" style:country-complex="SA"/>
    </style:style>
    <style:style style:name="P22" style:family="paragraph" style:parent-style-name="Standard">
      <style:paragraph-properties fo:margin-top="0in" fo:margin-bottom="0in" style:contextual-spacing="false" fo:text-align="start" style:justify-single-word="false" fo:orphans="0" fo:widows="0"/>
      <style:text-properties style:letter-kerning="false" style:language-asian="en" style:country-asian="US" style:language-complex="ar" style:country-complex="SA"/>
    </style:style>
    <style:style style:name="P23" style:family="paragraph" style:parent-style-name="Standard">
      <style:text-properties style:rfc-language-tag="es-ES-u-co-trad" fo:language="es" fo:country="ES"/>
    </style:style>
    <style:style style:name="P24" style:family="paragraph" style:parent-style-name="Footer">
      <style:paragraph-properties fo:margin-left="0in" fo:margin-right="0.25in" fo:text-indent="0in" style:auto-text-indent="false"/>
      <style:text-properties style:font-name="Times New Roman" style:rfc-language-tag="es-ES-u-co-trad" fo:language="es" fo:country="ES" style:font-name-complex="Times New Roman1"/>
    </style:style>
    <style:style style:name="P25" style:family="paragraph" style:parent-style-name="Header">
      <style:paragraph-properties fo:margin-left="0in" fo:margin-right="-0.1945in" fo:text-align="end" style:justify-single-word="false" fo:text-indent="0in" style:auto-text-indent="false">
        <style:tab-stops>
          <style:tab-stop style:position="2.389in"/>
          <style:tab-stop style:position="6.1839in" style:type="right"/>
          <style:tab-stop style:position="7.2846in" style:type="right"/>
        </style:tab-stops>
      </style:paragraph-properties>
      <style:text-properties style:font-name="Arial" fo:font-weight="bold" style:font-weight-asian="bold" style:font-name-complex="Arial1"/>
    </style:style>
    <style:style style:name="P26" style:family="paragraph" style:parent-style-name="Standard" style:list-style-name="L4">
      <style:paragraph-properties fo:margin-top="0in" fo:margin-bottom="0in" style:contextual-spacing="false" fo:text-align="justify" style:justify-single-word="false" fo:orphans="0" fo:widows="0"/>
      <style:text-properties fo:font-size="10pt" fo:font-weight="normal" officeooo:paragraph-rsid="000ef901" style:font-size-asian="10pt" style:font-weight-asian="normal" style:font-size-complex="10pt" style:font-weight-complex="normal"/>
    </style:style>
    <style:style style:name="P27" style:family="paragraph" style:parent-style-name="Standard">
      <style:paragraph-properties fo:text-align="center" style:justify-single-word="false"/>
      <style:text-properties style:font-name="Times New Roman" fo:font-size="20pt" fo:language="es" fo:country="ES" fo:font-weight="bold" style:font-name-asian="Times New Roman1" style:font-size-asian="20pt" style:font-weight-asian="bold" style:font-name-complex="Times New Roman1" style:font-size-complex="12pt"/>
    </style:style>
    <style:style style:name="P28" style:family="paragraph" style:parent-style-name="Standard">
      <style:paragraph-properties fo:margin-top="0in" fo:margin-bottom="0in" style:contextual-spacing="false" fo:text-align="center" style:justify-single-word="false" fo:orphans="0" fo:widows="0"/>
      <style:text-properties style:font-name="Times New Roman" fo:font-size="12pt" fo:language="es" fo:country="ES" fo:font-weight="bold"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29"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fo:font-weight="bold"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30" style:family="paragraph" style:parent-style-name="Standard">
      <style:paragraph-properties fo:margin-top="0in" fo:margin-bottom="0in" style:contextual-spacing="false" fo:text-align="end" style:justify-single-word="false" fo:orphans="0" fo:widows="0"/>
      <style:text-properties style:font-name="Times New Roman" fo:font-size="12pt" fo:language="es" fo:country="ES" fo:font-weight="bold"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31" style:family="paragraph" style:parent-style-name="Standard">
      <style:paragraph-properties fo:margin-top="0in" fo:margin-bottom="0in" style:contextual-spacing="false" fo:text-align="justify" style:justify-single-word="false" fo:orphans="0" fo:widows="0"/>
      <style:text-properties style:font-name="Times New Roman" fo:font-size="12pt" fo:language="es" fo:country="ES" fo:font-style="italic" style:letter-kerning="false" style:font-name-asian="Times New Roman1" style:font-size-asian="12pt" style:language-asian="en" style:country-asian="US" style:font-style-asian="italic" style:font-name-complex="Times New Roman1" style:font-size-complex="12pt" style:language-complex="ar" style:country-complex="SA"/>
    </style:style>
    <style:style style:name="P32" style:family="paragraph" style:parent-style-name="Standard">
      <style:paragraph-properties fo:margin-top="0in" fo:margin-bottom="0in" style:contextual-spacing="false" fo:text-align="start" style:justify-single-word="false" fo:orphans="0" fo:widows="0"/>
      <style:text-properties style:font-name="Times New Roman" fo:font-size="12pt" fo:language="es" fo:country="ES" fo:font-style="italic" style:letter-kerning="false" style:font-name-asian="Times New Roman1" style:font-size-asian="12pt" style:language-asian="en" style:country-asian="US" style:font-style-asian="italic" style:font-name-complex="Times New Roman1" style:font-size-complex="12pt" style:language-complex="ar" style:country-complex="SA"/>
    </style:style>
    <style:style style:name="P33" style:family="paragraph" style:parent-style-name="Standard">
      <style:paragraph-properties fo:margin-top="0in" fo:margin-bottom="0in" style:contextual-spacing="false" fo:text-align="start" style:justify-single-word="false" fo:orphans="0" fo:widows="0"/>
      <style:text-properties style:font-name="Times New Roman" fo:font-size="12pt" fo:letter-spacing="-0.0008in" fo:language="es" fo:country="ES" style:letter-kerning="false" style:font-name-asian="Times New Roman1" style:font-size-asian="12pt" style:language-asian="en" style:country-asian="US" style:font-name-complex="Times New Roman1" style:font-size-complex="12pt" style:language-complex="ar" style:country-complex="SA"/>
    </style:style>
    <style:style style:name="P34" style:family="paragraph" style:parent-style-name="Standard">
      <style:paragraph-properties fo:margin-top="0in" fo:margin-bottom="0in" style:contextual-spacing="false" fo:text-align="center" style:justify-single-word="false" fo:orphans="0" fo:widows="0"/>
      <style:text-properties style:font-name="Times New Roman" fo:font-size="10pt" fo:language="es" fo:country="ES" fo:font-style="italic" officeooo:rsid="000ef901" officeooo:paragraph-rsid="000ef901" style:letter-kerning="false" style:font-name-asian="Times New Roman1" style:font-size-asian="10pt" style:language-asian="en" style:country-asian="US" style:font-style-asian="italic" style:font-name-complex="Times New Roman1" style:font-size-complex="12pt" style:language-complex="ar" style:country-complex="SA"/>
    </style:style>
    <style:style style:name="P35"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ef901" officeooo:paragraph-rsid="000ef901" style:letter-kerning="false" style:font-name-asian="Calibri1" style:font-size-asian="10pt" style:language-asian="en" style:country-asian="US" style:font-name-complex="Times New Roman1" style:font-size-complex="10pt" style:language-complex="ar" style:country-complex="SA"/>
    </style:style>
    <style:style style:name="P36"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paragraph-rsid="000ef901" style:letter-kerning="false" style:font-name-asian="Times New Roman1" style:font-size-asian="10pt" style:language-asian="en" style:country-asian="US" style:font-name-complex="Times New Roman1" style:font-size-complex="10pt" style:language-complex="ar" style:country-complex="SA"/>
    </style:style>
    <style:style style:name="P37"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ef901" officeooo:paragraph-rsid="000ef901" style:letter-kerning="false" style:font-name-asian="Times New Roman1" style:font-size-asian="10pt" style:language-asian="en" style:country-asian="US" style:font-name-complex="Times New Roman1" style:font-size-complex="10pt" style:language-complex="ar" style:country-complex="SA"/>
    </style:style>
    <style:style style:name="P38"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caaf3" officeooo:paragraph-rsid="000caaf3" style:letter-kerning="false" style:font-name-asian="Times New Roman1" style:font-size-asian="10pt" style:language-asian="en" style:country-asian="US" style:font-name-complex="Times New Roman1" style:font-size-complex="10pt" style:language-complex="ar" style:country-complex="SA"/>
    </style:style>
    <style:style style:name="P39"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officeooo:rsid="000caaf3" officeooo:paragraph-rsid="000ef901" style:letter-kerning="false" style:font-name-asian="Times New Roman1" style:font-size-asian="10pt" style:language-asian="en" style:country-asian="US" style:font-name-complex="Times New Roman1" style:font-size-complex="10pt" style:language-complex="ar" style:country-complex="SA"/>
    </style:style>
    <style:style style:name="P40"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41" style:family="paragraph" style:parent-style-name="Standard" style:list-style-name="L1">
      <style:paragraph-properties fo:margin-top="0in" fo:margin-bottom="0in" style:contextual-spacing="false" fo:text-align="justify" style:justify-single-word="false" fo:orphans="0" fo:widows="0"/>
      <style:text-properties style:font-name="Times New Roman" fo:font-size="10pt" fo:language="es" fo:country="E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42" style:family="paragraph" style:parent-style-name="Standard" style:list-style-name="L2">
      <style:paragraph-properties fo:margin-top="0in" fo:margin-bottom="0in" style:contextual-spacing="false" fo:text-align="justify" style:justify-single-word="false" fo:orphans="0" fo:widows="0"/>
      <style:text-properties style:font-name="Times New Roman" fo:font-size="10pt" fo:language="es" fo:country="E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43" style:family="paragraph" style:parent-style-name="Standard" style:list-style-name="L2">
      <style:paragraph-properties fo:margin-top="0in" fo:margin-bottom="0in" style:contextual-spacing="false" fo:text-align="justify" style:justify-single-word="false" fo:orphans="0" fo:widows="0"/>
      <style:text-properties style:font-name="Times New Roman" fo:font-size="10pt" fo:language="es" fo:country="ES" fo:font-weight="bold" officeooo:paragraph-rsid="000ef901"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44" style:family="paragraph" style:parent-style-name="Standard">
      <style:paragraph-properties fo:margin-top="0in" fo:margin-bottom="0in" style:contextual-spacing="false" fo:text-align="justify" style:justify-single-word="false" fo:orphans="0" fo:widows="0"/>
      <style:text-properties style:font-name="Times New Roman" fo:font-size="10pt" fo:language="es" fo:country="ES" fo:font-weight="bold" officeooo:paragraph-rsid="000ef901"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45" style:family="paragraph" style:parent-style-name="Standard" style:list-style-name="L3">
      <style:paragraph-properties fo:margin-top="0in" fo:margin-bottom="0in" style:contextual-spacing="false" fo:text-align="justify" style:justify-single-word="false" fo:orphans="0" fo:widows="0"/>
      <style:text-properties style:font-name="Times New Roman" fo:font-size="10pt" fo:language="es" fo:country="E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46" style:family="paragraph" style:parent-style-name="Standard" style:list-style-name="L2">
      <style:paragraph-properties fo:margin-top="0in" fo:margin-bottom="0in" style:contextual-spacing="false" fo:text-align="justify" style:justify-single-word="false" fo:orphans="0" fo:widows="0"/>
      <style:text-properties style:font-name="Times New Roman" fo:font-size="10pt" fo:language="es" fo:country="ES" fo:font-weight="bold" officeooo:rsid="000ef901" officeooo:paragraph-rsid="000ef901"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47" style:family="paragraph" style:parent-style-name="Standard">
      <style:paragraph-properties fo:margin-top="0in" fo:margin-bottom="0in" style:contextual-spacing="false" fo:text-align="start" style:justify-single-word="false" fo:orphans="0" fo:widows="0"/>
      <style:text-properties style:font-name="Times New Roman" fo:font-size="10pt" fo:language="es" fo:country="ES" fo:font-weight="bold" officeooo:rsid="000ef901" officeooo:paragraph-rsid="000ef901"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48" style:family="paragraph" style:parent-style-name="Standard">
      <style:paragraph-properties fo:margin-top="0in" fo:margin-bottom="0in" style:contextual-spacing="false" fo:text-align="end" style:justify-single-word="false" fo:orphans="0" fo:widows="0"/>
      <style:text-properties style:font-name="Times New Roman" fo:font-size="10pt" fo:language="es" fo:country="ES" fo:font-weight="bold" officeooo:rsid="000ef901" officeooo:paragraph-rsid="000ef901"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P49" style:family="paragraph" style:parent-style-name="Standard" style:list-style-name="L4">
      <style:paragraph-properties fo:margin-top="0in" fo:margin-bottom="0in" style:contextual-spacing="false" fo:text-align="start" style:justify-single-word="false" fo:orphans="0" fo:widows="0"/>
      <style:text-properties style:font-name="Times New Roman" fo:font-size="10pt" fo:language="es" fo:country="ES" fo:font-weight="normal" officeooo:rsid="000ef901" officeooo:paragraph-rsid="000ef901"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50" style:family="paragraph" style:parent-style-name="Standard" style:list-style-name="L2">
      <style:paragraph-properties fo:margin-top="0in" fo:margin-bottom="0in" style:contextual-spacing="false" fo:text-align="justify" style:justify-single-word="false" fo:orphans="0" fo:widows="0"/>
      <style:text-properties style:font-name="Times New Roman" fo:font-size="10pt" fo:language="es" fo:country="ES" fo:font-weight="normal" officeooo:rsid="000ef901" officeooo:paragraph-rsid="000ef901"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51" style:family="paragraph" style:parent-style-name="Standard">
      <style:paragraph-properties fo:margin-top="0in" fo:margin-bottom="0in" style:contextual-spacing="false" fo:text-align="end" style:justify-single-word="false" fo:orphans="0" fo:widows="0"/>
      <style:text-properties style:font-name="Times New Roman" fo:font-size="10pt" fo:language="es" fo:country="ES" fo:font-weight="normal" officeooo:rsid="000ef901" officeooo:paragraph-rsid="000ef901"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52" style:family="paragraph" style:parent-style-name="Standard" style:list-style-name="L2">
      <style:paragraph-properties fo:margin-top="0in" fo:margin-bottom="0in" style:contextual-spacing="false" fo:text-align="justify" style:justify-single-word="false" fo:orphans="0" fo:widows="0"/>
      <style:text-properties style:font-name="Times New Roman" fo:font-size="10pt" fo:language="es" fo:country="ES" fo:font-weight="normal" officeooo:paragraph-rsid="000ef901"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53" style:family="paragraph" style:parent-style-name="Standard" style:list-style-name="L3">
      <style:paragraph-properties fo:margin-top="0in" fo:margin-bottom="0in" style:contextual-spacing="false" fo:text-align="justify" style:justify-single-word="false" fo:orphans="0" fo:widows="0"/>
      <style:text-properties style:font-name="Times New Roman" fo:font-size="10pt" fo:language="es" fo:country="ES" fo:font-weight="normal" officeooo:paragraph-rsid="000ef901"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P54" style:family="paragraph" style:parent-style-name="Standard">
      <style:paragraph-properties fo:margin-top="0in" fo:margin-bottom="0in" style:contextual-spacing="false" fo:text-align="justify" style:justify-single-word="false" fo:orphans="0" fo:widows="0"/>
      <style:text-properties officeooo:paragraph-rsid="000ef901"/>
    </style:style>
    <style:style style:name="P55" style:family="paragraph" style:parent-style-name="Standard">
      <style:paragraph-properties fo:margin-top="0in" fo:margin-bottom="0in" style:contextual-spacing="false" fo:text-align="justify" style:justify-single-word="false" fo:orphans="0" fo:widows="0"/>
    </style:style>
    <style:style style:name="P56" style:family="paragraph" style:parent-style-name="Standard" style:list-style-name="L1">
      <style:paragraph-properties fo:margin-top="0in" fo:margin-bottom="0in" style:contextual-spacing="false" fo:text-align="justify" style:justify-single-word="false" fo:orphans="0" fo:widows="0"/>
    </style:style>
    <style:style style:name="P57" style:family="paragraph" style:parent-style-name="Standard">
      <style:paragraph-properties fo:margin-top="0in" fo:margin-bottom="0in" style:contextual-spacing="false" fo:text-align="justify" style:justify-single-word="false" fo:orphans="0" fo:widows="0"/>
      <style:text-properties fo:font-weight="bold" officeooo:paragraph-rsid="000ef901" style:font-weight-asian="bold" style:font-weight-complex="bold"/>
    </style:style>
    <style:style style:name="P58" style:family="paragraph" style:parent-style-name="Standard" style:list-style-name="L4">
      <style:paragraph-properties fo:margin-top="0in" fo:margin-bottom="0in" style:contextual-spacing="false" fo:text-align="justify" style:justify-single-word="false" fo:orphans="0" fo:widows="0"/>
      <style:text-properties fo:font-weight="normal" officeooo:paragraph-rsid="000ef901" style:font-weight-asian="normal" style:font-weight-complex="normal"/>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style>
    <style:style style:name="T2" style:family="text">
      <style:text-properties style:font-name="Times New Roman" fo:font-size="12pt" fo:language="es" fo:country="ES" style:font-name-asian="Times New Roman1" style:font-size-asian="12pt" style:font-name-complex="Times New Roman1" style:font-size-complex="12pt"/>
    </style:style>
    <style:style style:name="T3" style:family="text">
      <style:text-properties style:font-name="Times New Roman" fo:font-size="12pt" fo:letter-spacing="-0.0008in" fo:language="es" fo:country="ES" style:font-name-asian="Times New Roman1" style:font-size-asian="12pt" style:font-name-complex="Times New Roman1" style:font-size-complex="12pt"/>
    </style:style>
    <style:style style:name="T4" style:family="text">
      <style:text-properties style:font-name="Times New Roman" fo:font-size="12pt" fo:letter-spacing="-0.0008in" fo:language="es" fo:country="ES" officeooo:rsid="000d098d" style:font-name-asian="Times New Roman1" style:font-size-asian="12pt" style:font-name-complex="Times New Roman1" style:font-size-complex="12pt"/>
    </style:style>
    <style:style style:name="T5" style:family="text">
      <style:text-properties style:font-name="Times New Roman" fo:font-size="10pt" fo:language="es" fo:country="ES" fo:font-style="italic" style:font-name-asian="Times New Roman1" style:font-size-asian="10pt" style:font-style-asian="italic" style:font-name-complex="Times New Roman1" style:font-size-complex="12pt"/>
    </style:style>
    <style:style style:name="T6" style:family="text">
      <style:text-properties style:font-name="Times New Roman" fo:font-size="10pt" fo:language="es" fo:country="ES" style:letter-kerning="false" style:font-name-asian="Times New Roman1" style:font-size-asian="10pt" style:language-asian="en" style:country-asian="US" style:font-name-complex="Times New Roman1" style:font-size-complex="10pt" style:language-complex="ar" style:country-complex="SA"/>
    </style:style>
    <style:style style:name="T7" style:family="text">
      <style:text-properties style:font-name="Times New Roman" fo:font-size="10pt" fo:language="es" fo:country="ES" officeooo:rsid="000ef901" style:letter-kerning="false" style:font-name-asian="Times New Roman1" style:font-size-asian="10pt" style:language-asian="en" style:country-asian="US" style:font-name-complex="Times New Roman1" style:font-size-complex="10pt" style:language-complex="ar" style:country-complex="SA"/>
    </style:style>
    <style:style style:name="T8" style:family="text">
      <style:text-properties style:font-name="Times New Roman" fo:font-size="10pt" fo:language="es" fo:country="ES" fo:font-weight="bold"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T9" style:family="text">
      <style:text-properties style:font-name="Times New Roman" fo:font-size="10pt" fo:language="es" fo:country="ES" fo:font-weight="bold" officeooo:rsid="000ef901" style:letter-kerning="false" style:font-name-asian="Times New Roman1" style:font-size-asian="10pt" style:language-asian="en" style:country-asian="US" style:font-weight-asian="bold" style:font-name-complex="Times New Roman1" style:font-size-complex="10pt" style:language-complex="ar" style:country-complex="SA"/>
    </style:style>
    <style:style style:name="T10" style:family="text">
      <style:text-properties officeooo:rsid="000d098d"/>
    </style:style>
    <style:style style:name="T11" style:family="text">
      <style:text-properties officeooo:rsid="000ef901"/>
    </style:style>
    <style:style style:name="T12" style:family="text"/>
    <style:style style:name="fr1" style:family="graphic" style:parent-style-name="Frame">
      <style:graphic-properties fo:margin-left="0.098in" fo:margin-right="0.098in" fo:margin-top="0in" fo:margin-bottom="0in" style:vertical-pos="from-top" style:vertical-rel="paragraph" style:horizontal-pos="from-left" style:horizontal-rel="page" draw:opacity="0%" fo:padding="0in" fo:border="none" style:flow-with-text="true"/>
    </style:style>
    <style:style style:name="fr2" style:family="graphic" style:parent-style-name="Frame">
      <style:graphic-properties fo:margin-left="0in" fo:margin-right="0in" fo:margin-top="0in" fo:margin-bottom="0in" style:wrap="run-through"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NTEPROYECTO DEL </text:p>
      <text:p text:style-name="P27">TRABAJO DE FIN DE GRADO</text:p>
      <text:p text:style-name="P6"/>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28">INFORMACIÓN GENERAL</text:p>
          </table:table-cell>
          <table:covered-table-cell/>
          <table:covered-table-cell/>
          <table:covered-table-cell/>
          <table:covered-table-cell/>
          <table:covered-table-cell/>
        </table:table-row>
        <table:table-row table:style-name="Table1.2">
          <table:table-cell table:style-name="Table1.A2" office:value-type="string">
            <text:p text:style-name="P10">Alumno/a</text:p>
          </table:table-cell>
          <table:table-cell table:style-name="Table1.B2" table:number-columns-spanned="5" office:value-type="string">
            <text:p text:style-name="P16">Pedro Antonio Benito Rojano</text:p>
          </table:table-cell>
          <table:covered-table-cell/>
          <table:covered-table-cell/>
          <table:covered-table-cell/>
          <table:covered-table-cell/>
        </table:table-row>
        <table:table-row table:style-name="Table1.3">
          <table:table-cell table:style-name="Table1.A2" office:value-type="string">
            <text:p text:style-name="P10">Titulación:</text:p>
          </table:table-cell>
          <table:table-cell table:style-name="Table1.B3" table:number-columns-spanned="5" office:value-type="string">
            <text:p text:style-name="P16">Grado en Ingeniería del Software</text:p>
          </table:table-cell>
          <table:covered-table-cell/>
          <table:covered-table-cell/>
          <table:covered-table-cell/>
          <table:covered-table-cell/>
        </table:table-row>
        <table:table-row table:style-name="Table1.4">
          <table:table-cell table:style-name="Table1.A2" office:value-type="string">
            <text:p text:style-name="P10">Tutor/es:</text:p>
          </table:table-cell>
          <table:table-cell table:style-name="Table1.B4" table:number-columns-spanned="5" office:value-type="string">
            <text:p text:style-name="P13">José Carlos Canal Velasco </text:p>
          </table:table-cell>
          <table:covered-table-cell/>
          <table:covered-table-cell/>
          <table:covered-table-cell/>
          <table:covered-table-cell/>
        </table:table-row>
        <table:table-row table:style-name="Table1.5">
          <table:table-cell table:style-name="Table1.A2" office:value-type="string">
            <text:p text:style-name="P10">Título</text:p>
          </table:table-cell>
          <table:table-cell table:style-name="Table1.B5" table:number-columns-spanned="5" office:value-type="string">
            <text:p text:style-name="P16">QRest: Web de gestión de comandas con QR para restaurantes.</text:p>
          </table:table-cell>
          <table:covered-table-cell/>
          <table:covered-table-cell/>
          <table:covered-table-cell/>
          <table:covered-table-cell/>
        </table:table-row>
        <table:table-row table:style-name="Table1.6">
          <table:table-cell table:style-name="Table1.A2" office:value-type="string">
            <text:p text:style-name="P22"><text:span text:style-name="T1">Subtítulo </text:span><text:span text:style-name="T5">(solo si en grupo)</text:span></text:p>
          </table:table-cell>
          <table:table-cell table:style-name="Table1.B6" table:number-columns-spanned="5" office:value-type="string">
            <text:p text:style-name="P13"/>
          </table:table-cell>
          <table:covered-table-cell/>
          <table:covered-table-cell/>
          <table:covered-table-cell/>
          <table:covered-table-cell/>
        </table:table-row>
        <table:table-row table:style-name="Table1.7">
          <table:table-cell table:style-name="Table1.A2" office:value-type="string">
            <text:p text:style-name="P10">Título en inglés</text:p>
          </table:table-cell>
          <table:table-cell table:style-name="Table1.B7" table:number-columns-spanned="5" office:value-type="string">
            <text:p text:style-name="P16">Qrest: QR order management website for restaurants.</text:p>
            <text:p text:style-name="P13"/>
          </table:table-cell>
          <table:covered-table-cell/>
          <table:covered-table-cell/>
          <table:covered-table-cell/>
          <table:covered-table-cell/>
        </table:table-row>
        <table:table-row table:style-name="Table1.7">
          <table:table-cell table:style-name="Table1.A2" office:value-type="string">
            <text:p text:style-name="P22"><text:span text:style-name="T1">Subtítulo en inglés </text:span><text:span text:style-name="T5">(solo si en grupo)</text:span></text:p>
          </table:table-cell>
          <table:table-cell table:style-name="Table1.B8" table:number-columns-spanned="5" office:value-type="string">
            <text:p text:style-name="P13"/>
            <text:p text:style-name="P13"/>
          </table:table-cell>
          <table:covered-table-cell/>
          <table:covered-table-cell/>
          <table:covered-table-cell/>
          <table:covered-table-cell/>
        </table:table-row>
        <table:table-row table:style-name="Table1.9">
          <table:table-cell table:style-name="Table1.A2" office:value-type="string">
            <text:p text:style-name="P22"><text:span text:style-name="T1">Trabajo en grupo:</text:span><text:span text:style-name="T2"> </text:span></text:p>
          </table:table-cell>
          <table:table-cell table:style-name="Table1.A2" office:value-type="string">
            <text:p text:style-name="P30">Sí</text:p>
          </table:table-cell>
          <table:table-cell table:style-name="Table1.C9" office:value-type="string">
            <text:p text:style-name="P8"/>
          </table:table-cell>
          <table:table-cell table:style-name="Table1.A2" office:value-type="string">
            <text:p text:style-name="P30">No</text:p>
          </table:table-cell>
          <table:table-cell table:style-name="Table1.E9" office:value-type="string">
            <text:p text:style-name="P9">X</text:p>
          </table:table-cell>
          <table:table-cell table:style-name="Table1.A2" office:value-type="string">
            <text:p text:style-name="P8"/>
          </table:table-cell>
        </table:table-row>
        <table:table-row table:style-name="Table1.10">
          <table:table-cell table:style-name="Table1.A2" office:value-type="string">
            <text:p text:style-name="P10">Otros integrantes del grupo:</text:p>
          </table:table-cell>
          <table:table-cell table:style-name="Table1.B10" table:number-columns-spanned="5" office:value-type="string">
            <text:p text:style-name="P13"/>
          </table:table-cell>
          <table:covered-table-cell/>
          <table:covered-table-cell/>
          <table:covered-table-cell/>
          <table:covered-table-cell/>
        </table:table-row>
      </table:table>
      <text:p text:style-name="P7"/>
      <text:p text:style-name="P7"/>
      <table:table table:name="Table2" table:style-name="Table2">
        <table:table-column table:style-name="Table2.A"/>
        <table:table-row table:style-name="Table2.1">
          <table:table-cell table:style-name="Table2.A1" office:value-type="string">
            <text:p text:style-name="P28">INTRODUCCIÓN</text:p>
          </table:table-cell>
        </table:table-row>
        <table:table-row table:style-name="Table2.2">
          <table:table-cell table:style-name="Table2.A2" office:value-type="string">
            <text:p text:style-name="P31">Contextualización del problema a resolver. Describir claramente de dónde surge la necesidad de este TFG y el dominio de aplicación. En caso de que el TFG se base en trabajos previos, debe aclararse cuáles son las aportaciones del TFG.</text:p>
          </table:table-cell>
        </table:table-row>
        <table:table-row table:style-name="Table2.3">
          <table:table-cell table:style-name="Table2.A3" office:value-type="string">
            <text:p text:style-name="P19">El sector de la restauración ha tenido un notable crecimiento a nivel mundial en los últimos 50 años, y no para de creecer. El transporte es más accesible y el turismo se ha visto inpulsado y polularizado como forma de ocio en el ciudadano medio; las mejoras en los medios de comunicación han hecho que las personas sean más sociales y típicamente se reunan en bares o restaurantes; muchas personas acosumbran a desayunar y/o almorzar antes o después del trabajo, mientras que las cenas y merientras suelen ser comidas de ocio, de forma que el sector de la restauación no descansa. <text:s text:c="4"/></text:p>
            <text:p text:style-name="P19"/>
            <text:p text:style-name="P19">La restauración es uno de los modelos de negocio más aniguos. Y por desgracia no hemos avanzado mucho en modernizar este sector. Solo las grandes cadenas de restaurantes han llegado a implementar sistemas para mejorar y automatizar la gestión de comandas; y generalmente son costosos a nivel hardware, ya que hacen uso de dispositivos específicos, además de software especializado para la cadena de restaurantes en concreto. La mayoría de restaurantes son pequeñas empresas de un solo local, por lo que no se pueden permitir el desarrollo de un sistema específico y generalemente terminan tomando la carta a papel o <text:s/>usando sistemas POS [1] en el mejor de los casos. El problema de los sistemas POS es que necesitas una gran inversión inicial que puede llegar a los miles de Euros, una mensualidad y una comisión por transacciones. </text:p>
            <text:p text:style-name="P19"/>
            <text:p text:style-name="P19">El sistema de gestión de comandas es solo uno de los problemas que encuentra un restaurante para constituirse, pero hay muchos más. ¿Qué pasa con los pedidos a domicilio? Por simplicidad la mayoría de restaurantes atienden estos pedidos de forma telefónica. <text:span text:style-name="T11">¿Qué pasa con las reservas? De igual forma suelen ser atendidos de forma telefónica.</text:span> ¿Qué pasa con los datos online? Si quieren pedir a domicilio, querrán poder pagar online, muchos de los restautantes lo cobran en efectivo en la entrega, o en el mejor de los casos cada repartido<text:span text:style-name="T11">r</text:span> lleva un datáfono. ¿Qué pasa con la web o carta online? Hoy día es típico tener una web de tu restaurante, pero esto es costoso, por lo que muchos restaurantes recurren <text:span text:style-name="T11">a </text:span>crear un enlace con el PDF de su carta. ¿No sería genial un sistema íntegro para la gestión de tu restaurante que te solucionase todos estos problemas? Y que además tuviese muy bajo coste de instalación. Este sería del sueño de miles de emprendedores que deciden montar un restaurante cada año en España. </text:p>
            <text:p text:style-name="P19"/>
            <text:p text:style-name="P19">Además cada pedido son datos que actualmente no se están utilizando. Podríamos utilizar los datos de estos pedidos para sacar estadísicas de comandas y así analizar y predecir las futuras. <text:s/></text:p>
            <text:p text:style-name="P19"><text:soft-page-break/></text:p>
            <text:p text:style-name="P19">España es el país con más bares y restaurantes del mundo <text:span text:style-name="T11">[2] l</text:span>o que ofrece una gran oportunidad para abordar una solución a este problema. Así surge QRest, una solución software basada en web que proveería de un sistema integral para la gestión de restaurante<text:span text:style-name="T11">s</text:span>: Pedida de comandas a través de QR, gestión de comandas a través de la web, web específica para cada restaurante, sugerencias personalizadas, pedidos a domicilio, pagos onli<text:span text:style-name="T11">n</text:span>e e impresión de <text:span text:style-name="T11">facturas</text:span>. Un sistema intregral para una experiencia completa del cliente y una solución sencilla para todo tipo de restaurantes. </text:p>
            <text:p text:style-name="P19"/>
            <text:p text:style-name="P19">Los restaurantes que más se pueden beneficiar de QRest son restaurantes nuevos que quieran usa solución simple y sin mucha barrera de entrada, restaurantes en los que se suelan pedir comandas en varias veces (ej: bares, tapas, etc.) y/o con mucho personal que puedan ahorrar tiempo o reducir personal al no tener que tomar las comandas, restaurantes que les falten algunas de estas funcionalidades típicas o quieran mejorarlas y restaurantes que quieran ahorrar al hacer uso de un solo sistema en vez de todos estos por separado.</text:p>
            <text:p text:style-name="P19"/>
            <text:p text:style-name="P35">Una ventaja adicional del uso del sistema es que la web del restaurante será accesible a través de la siguiente URL: [URL QRest]/[Nombre del restaurante]. De forma que el restaurante no tendrá que hacerse con un dominio. Además obtendrá “publicidad gratuita”, ya que en <text:s/>la web de QRest se mostrarán los restaurantes que cuentan con este sistema. </text:p>
          </table:table-cell>
        </table:table-row>
      </table:table>
      <text:p text:style-name="P7"/>
      <text:p text:style-name="P5"/>
      <table:table table:name="Table3" table:style-name="Table3">
        <table:table-column table:style-name="Table3.A"/>
        <table:table-row table:style-name="Table3.1">
          <table:table-cell table:style-name="Table3.A1" office:value-type="string">
            <text:p text:style-name="P28">OBJETIVOS</text:p>
          </table:table-cell>
        </table:table-row>
        <table:table-row table:style-name="Table3.2">
          <table:table-cell table:style-name="Table3.A2" office:value-type="string">
            <text:p text:style-name="P31">Descripción detallada de en qué consistirá el TFG. En caso de que el objeto principal del TFG sea el desarrollo de software, además de los objetivos generales deben describirse sus funcionalidades a alto nivel.</text:p>
          </table:table-cell>
        </table:table-row>
        <table:table-row table:style-name="Table3.3">
          <table:table-cell table:style-name="Table3.A3" office:value-type="string">
            <text:p text:style-name="P35">El pricipal objetivo es que desarrollar una aplicación web a través de la cual puedas pedir comandas a través de los QR de las mesas, llegando estas a cocina, y una vez marcadas como listas que los camareros puedan servirlas. Y finalmente generar una factura que poder imprimir. Con la opción de realizar el pago online a través de la web.</text:p>
            <text:p text:style-name="P35"/>
            <text:p text:style-name="P35">El QR en la mesa redireccionará al pedido asociado a esta, de forma que todos los clientes de la mesa puedan pedir simultaneamente a través de este, pudiendo ver en tiempo real si alguien añade o elimina un plato a la comanda. Cada vez que una mesa confirme una comanda, de haber comandas anteriores de la misma mesa estas se añadiran a una misma factura hasta que se pague. Estas comandas deben llegar a cocina al confirmar el pedido. Para ello necesitaremos una tablet en cocina para ver los platos pendientes, en caso de no ser plato (ej: bebida, postre, etc) este elemento pasará directamente a la lista de camareros. En la tablet de cocina se mostrarán los platos ordenados por orden de comanda. Una vez que un plato esté listo, es marcará como listo y pasará a la lista de camareros. Los caramareros servirán los elementos mostrados en la lista de camareros, esta lista puede ser visualizada a través de la misma tablet de cocina o en una a parte de así desearlo. Finalmente cuando el cliente pida la factura, el camarero podrá imprimirla directamente a través de la web, la cual enviará esta a la impresora de tickets. Si el pago se hace en efectivo o con datáfono, el camarero deberá marcar el pedido como pagado en la web. En caso de hacer el pago online a traves de la web, el pedido se cerrará automáticamente. <text:s/></text:p>
            <text:p text:style-name="P35"/>
            <text:p text:style-name="P35">Para hacer este sistema escalable y personalizado para cada restaurante, se dispondrá de un fichero de configuración y de una base de datos específica para cada uno de ellos. Además de un CRUD [3] para añadir elementos a la carta bajo un inicio de sesión autorizado.</text:p>
            <text:p text:style-name="P35"/>
            <text:p text:style-name="P35">Como funcionalidades adicionales, se incluirán: Posibilidad de pedidos a domicilio, reservas online y sugerencias personalizadas a usuarios.</text:p>
            <text:p text:style-name="P35"/>
            <text:p text:style-name="P35">Para los pedidos a domicilio se pedirá la dirección y se procederá de igual forma que los pedidos en restaurante pero con las siguiente diferencias: el pedido será una sola comanda, es decir, una vez confirmado el pedido no se podrán añadir nuevas comandas a este; que los camareros una vez empaquetado el pedido este pasará a una lista de reparto; y que el restaurante podrá exigir el pago de este al hacer el pedido.</text:p>
            <text:p text:style-name="P35"/>
            <text:p text:style-name="P35">Los clientes podrán hacer reservas a través de la web, en caso de que el restaurante así lo desee. </text:p>
            <text:p text:style-name="P35"/>
            <text:p text:style-name="P35">Para una experiencia de usuario más personalizada se podrán ofrecer sugerencias a clientes frecuentes en base a pedidos anteriores. <text:s/></text:p>
          </table:table-cell>
        </table:table-row>
      </table:table>
      <text:p text:style-name="P7"/>
      <text:p text:style-name="P23"/>
      <table:table table:name="Table4" table:style-name="Table4">
        <table:table-column table:style-name="Table4.A"/>
        <table:table-row table:style-name="Table4.1">
          <table:table-cell table:style-name="Table4.A1" office:value-type="string">
            <text:p text:style-name="P28">ENTREGABLES</text:p>
          </table:table-cell>
        </table:table-row>
        <text:soft-page-break/>
        <table:table-row table:style-name="Table4.1">
          <table:table-cell table:style-name="Table4.A2" office:value-type="string">
            <text:p text:style-name="P31">Listado de resultados que generará el TFG (aplicaciones, estudios, manuales, etc.)</text:p>
          </table:table-cell>
        </table:table-row>
        <table:table-row table:style-name="Table4.3">
          <table:table-cell table:style-name="Table4.A3" office:value-type="string">
            <text:p text:style-name="P14">Aplicación <text:span text:style-name="T10">web</text:span> desarrollada <text:span text:style-name="T10">en python</text:span>. </text:p>
          </table:table-cell>
        </table:table-row>
        <table:table-row table:style-name="Table4.3">
          <table:table-cell table:style-name="Table4.A4" office:value-type="string">
            <text:p text:style-name="P17">Despliegue del sistema.</text:p>
          </table:table-cell>
        </table:table-row>
        <table:table-row table:style-name="Table4.3">
          <table:table-cell table:style-name="Table4.A5" office:value-type="string">
            <text:p text:style-name="P15">Documento General de Requisitos (DGR). </text:p>
          </table:table-cell>
        </table:table-row>
        <table:table-row table:style-name="Table4.3">
          <table:table-cell table:style-name="Table4.A6" office:value-type="string">
            <text:p text:style-name="P15">Manual de Instalación. </text:p>
          </table:table-cell>
        </table:table-row>
        <table:table-row table:style-name="Table4.3">
          <table:table-cell table:style-name="Table4.A7" office:value-type="string">
            <text:p text:style-name="P15">Manual de Usuario. </text:p>
          </table:table-cell>
        </table:table-row>
        <table:table-row table:style-name="Table4.3">
          <table:table-cell table:style-name="Table4.A8" office:value-type="string">
            <text:p text:style-name="P15">Memoria del TFG. </text:p>
          </table:table-cell>
        </table:table-row>
      </table:table>
      <text:p text:style-name="P7"/>
      <text:p text:style-name="P5"/>
      <table:table table:name="Table6" table:style-name="Table6">
        <table:table-column table:style-name="Table6.A"/>
        <table:table-row table:style-name="Table6.1">
          <table:table-cell table:style-name="Table6.A1" office:value-type="string">
            <text:p text:style-name="P28">MÉTODOS Y FASES DE TRABAJO</text:p>
          </table:table-cell>
        </table:table-row>
        <table:table-row table:style-name="Table6.1">
          <table:table-cell table:style-name="Table6.A2" office:value-type="string">
            <text:p text:style-name="P10">METODOLOGÍA:</text:p>
          </table:table-cell>
        </table:table-row>
        <table:table-row table:style-name="Table6.3">
          <table:table-cell table:style-name="Table6.A3" office:value-type="string">
            <text:p text:style-name="P31">Descripción de la metodología empleada en el desarrollo del TFG. Especificar cómo se va a desarrollar. Concretar si se trata de alguna metodología existente y, en caso contrario, describir y justificar adecuadamente los métodos que se aplicarán.</text:p>
          </table:table-cell>
        </table:table-row>
        <table:table-row table:style-name="Table6.4">
          <table:table-cell table:style-name="Table6.A4" office:value-type="string">
            <text:p text:style-name="P18">Para realizar el TFG, se aplicará una metodología de desarrollo ágil, donde tendrán lugar reuniones periódicas con el tutor </text:p>
            <text:p text:style-name="P18">asignado, obteniendo así una opinión y retroalimentación para que en cada fase se resuelvan los problemas existentes y sea </text:p>
            <text:p text:style-name="P18">posible el desarrollo óptimo del trabajo, tratando de proporcionar la mayor flexibilidad al proyecto y obteniendo un resultado con <text:span text:style-name="T10">l</text:span>a mejor calidad posible. </text:p>
          </table:table-cell>
        </table:table-row>
        <table:table-row table:style-name="Table6.3">
          <table:table-cell table:style-name="Table6.A5" office:value-type="string">
            <text:p text:style-name="P10">FASES DE TRABAJO:</text:p>
          </table:table-cell>
        </table:table-row>
        <table:table-row table:style-name="Table6.3">
          <table:table-cell table:style-name="Table6.A3" office:value-type="string">
            <text:p text:style-name="P31">Enumeración y breve descripción de las fases de trabajo en las que consistirá el TFG.</text:p>
          </table:table-cell>
        </table:table-row>
        <table:table-row table:style-name="Table6.7">
          <table:table-cell table:style-name="Table6.A7" office:value-type="string">
            <text:p text:style-name="P55"><text:span text:style-name="T9">1. </text:span><text:span text:style-name="T8">Análisis. </text:span></text:p>
            <text:list xml:id="list3237454621" text:style-name="L1">
              <text:list-header>
                <text:p text:style-name="P41">a. Estudio e investigación de las tecnologías a utilizar. </text:p>
                <text:p text:style-name="P41"><text:span text:style-name="T11">b</text:span>. Extracción de los requisitos del proyecto. </text:p>
                <text:p text:style-name="P56"><text:span text:style-name="T9">c</text:span><text:span text:style-name="T8">. Elaboración del Documento General de Requisitos (DGR). <text:s/></text:span></text:p>
                <text:p text:style-name="P56"><text:span text:style-name="T9"/></text:p>
              </text:list-header>
            </text:list>
            <text:p text:style-name="P54"><text:span text:style-name="T9">2. </text:span><text:span text:style-name="T8">Diseño. </text:span></text:p>
            <text:list xml:id="list1078006354" text:style-name="L2">
              <text:list-header>
                <text:p text:style-name="P42">a. Diseño y modelado de la Aplicación. </text:p>
                <text:p text:style-name="P43">b. Estudio, diseño y modelado de la Base de Datos No Relacional. </text:p>
                <text:p text:style-name="P43"><text:span text:style-name="T11">c</text:span>. Estudio, diseño y modelado de<text:span text:style-name="T11">l archivo de configuración</text:span>. </text:p>
                <text:p text:style-name="P42"><text:span text:style-name="T11">d</text:span>. Maquetado de la <text:span text:style-name="T11">Aplicación</text:span>. </text:p>
                <text:p text:style-name="P43"><text:s/></text:p>
              </text:list-header>
            </text:list>
            <text:p text:style-name="P44"><text:span text:style-name="T11">3. </text:span>Desarrollo e implementación. </text:p>
            <text:list xml:id="list1530987647901" text:continue-numbering="true" text:style-name="L2">
              <text:list-header>
                <text:p text:style-name="P42">a. Sistema <text:span text:style-name="T11">de Pedidos en tiempo real</text:span>. </text:p>
                <text:p text:style-name="P42">b. <text:span text:style-name="T11">Sistema de Gestión de comandas.</text:span> </text:p>
                <text:p text:style-name="P42">c. <text:span text:style-name="T11">Sistema de Generación de facturas.</text:span></text:p>
                <text:p text:style-name="P43"><text:span text:style-name="T11">d</text:span>. <text:span text:style-name="T11">Sistema de Impresión de tickets.</text:span></text:p>
                <text:p text:style-name="P42"><text:span text:style-name="T11">e</text:span>. <text:span text:style-name="T11">Sistema de Pago.</text:span> </text:p>
                <text:p text:style-name="P42"><text:span text:style-name="T11">f</text:span>. <text:span text:style-name="T11">Sistema de Gestión de reservas.</text:span></text:p>
                <text:p text:style-name="P42"><text:span text:style-name="T11">g</text:span>. <text:s/><text:span text:style-name="T11">Sistema CRUD de carta. </text:span></text:p>
                <text:p text:style-name="P42"><text:span text:style-name="T11">h</text:span>. <text:span text:style-name="T11">Sistema de Configuración de restaurantes.</text:span></text:p>
                <text:p text:style-name="P46">i. Sistema de Sugerencias a clientes.</text:p>
                <text:p text:style-name="P42"><text:s/></text:p>
              </text:list-header>
            </text:list>
            <text:p text:style-name="P40">4. Verificación y pruebas. </text:p>
            <text:list xml:id="list1530920438800" text:continue-numbering="true" text:style-name="L2">
              <text:list-header>
                <text:p text:style-name="P42">a. Realización de Pruebas <text:span text:style-name="T11">unitarias</text:span>. </text:p>
                <text:p text:style-name="P43"><text:span text:style-name="T11">b</text:span>. Realización de Pruebas <text:span text:style-name="T11">de integración</text:span>. </text:p>
                <text:p text:style-name="P43"><text:span text:style-name="T11">c</text:span>. Realización de Pruebas <text:span text:style-name="T11">de extremo a extremo</text:span>. </text:p>
                <text:p text:style-name="P42"><text:span text:style-name="T11">d</text:span>. Realización de Pruebas en <text:span text:style-name="T11">un</text:span> <text:span text:style-name="T11">restaurante</text:span>. </text:p>
              </text:list-header>
            </text:list>
            <text:p text:style-name="P40"/>
            <text:p text:style-name="P40">5. Documentación. </text:p>
            <text:list xml:id="list795081473" text:style-name="L3">
              <text:list-header>
                <text:p text:style-name="P45">a. Elaboración del Manual de Usuario. <text:s/></text:p>
                <text:p text:style-name="P45">b. Elaboración del Manual de Instalación. </text:p>
                <text:p text:style-name="P45">c. Elaboración de la Memoria del TFG. </text:p>
              </text:list-header>
            </text:list>
          </table:table-cell>
        </table:table-row>
        <text:soft-page-break/>
        <table:table-row table:style-name="Table6.3">
          <table:table-cell table:style-name="Table6.A8" office:value-type="string">
            <text:p text:style-name="P10">TEMPORIZACIÓN:</text:p>
          </table:table-cell>
        </table:table-row>
        <table:table-row table:style-name="Table6.3">
          <table:table-cell table:style-name="Table6.A3" office:value-type="string">
            <text:p text:style-name="P31">La siguiente tabla deberá contener una fila por cada una de las fases enumeradas en la sección anterior. En caso de tratarse de un trabajo en grupo, se añadirá una columna HORAS por cada miembro del equipo. Debe especificarse claramente el número de horas dedicado por cada alumno/a y la suma de horas individual deberá ser también de 296. </text:p>
          </table:table-cell>
        </table:table-row>
        <table:table-row table:style-name="Table6.3">
          <table:table-cell table:style-name="Table6.A10" office:value-type="string">
            <text:p text:style-name="P10"/>
            <text:p text:style-name="P10"/>
            <text:p text:style-name="P10"><draw:frame draw:style-name="fr1" draw:name="Frame1" text:anchor-type="paragraph" svg:x="1.072in" svg:y="-0.0374in" svg:width="4.9189in" draw:z-index="15"><draw:text-box fo:min-height="0.0161in"><table:table table:name="Table5" table:style-name="Table5"><table:table-column table:style-name="Table5.A"/><table:table-column table:style-name="Table5.B"/><table:table-row table:style-name="Table5.1"><table:table-cell table:style-name="Table5.A1" table:number-rows-spanned="2" office:value-type="string"><text:p text:style-name="P10">FASE</text:p></table:table-cell><table:table-cell table:style-name="Table5.B1" office:value-type="string"><text:p text:style-name="P28">HORAS</text:p></table:table-cell></table:table-row><table:table-row table:style-name="Table5.1"><table:covered-table-cell table:style-name="Table5.A2"/><table:table-cell table:style-name="Table5.B2" office:value-type="string"><text:p text:style-name="P34">Pedro Antonio Benito Rojano</text:p></table:table-cell></table:table-row><table:table-row table:style-name="Table5.1"><table:table-cell table:style-name="Table5.A3" office:value-type="string"><text:p text:style-name="P57"><text:span text:style-name="T11">1. </text:span>Análisis. </text:p></table:table-cell><table:table-cell table:style-name="Table5.B3" office:value-type="string"><text:p text:style-name="P48">26</text:p></table:table-cell></table:table-row><table:table-row table:style-name="Table5.1"><table:table-cell table:style-name="Table5.A4" office:value-type="string"><text:list xml:id="list1014794681" text:style-name="L4"><text:list-header><text:p text:style-name="P49">a. Estudio e investigación de las tecnologías a utilizar. </text:p></text:list-header></text:list></table:table-cell><table:table-cell table:style-name="Table5.B4" office:value-type="string"><text:p text:style-name="P51">10</text:p></table:table-cell></table:table-row><table:table-row table:style-name="Table5.1"><table:table-cell table:style-name="Table5.A5" office:value-type="string"><text:list xml:id="list1530994725469" text:continue-numbering="true" text:style-name="L4"><text:list-header><text:p text:style-name="P58"><text:span text:style-name="T7">b</text:span><text:span text:style-name="T6">. Extracción de los requisitos del proyecto. </text:span></text:p></text:list-header></text:list></table:table-cell><table:table-cell table:style-name="Table5.B5" office:value-type="string"><text:p text:style-name="P51">10</text:p></table:table-cell></table:table-row><table:table-row table:style-name="Table5.1"><table:table-cell table:style-name="Table5.A5" office:value-type="string"><text:list xml:id="list1531414745994" text:continue-numbering="true" text:style-name="L4"><text:list-header><text:p text:style-name="P26"><text:span text:style-name="T11">c</text:span>. Elaboración del Documento General de Requisitos (DGR).</text:p></text:list-header></text:list></table:table-cell><table:table-cell table:style-name="Table5.B5" office:value-type="string"><text:p text:style-name="P51">6</text:p></table:table-cell></table:table-row><table:table-row table:style-name="Table5.1"><table:table-cell table:style-name="Table5.A5" office:value-type="string"><text:p text:style-name="P47">2. Diseño.</text:p></table:table-cell><table:table-cell table:style-name="Table5.B5" office:value-type="string"><text:p text:style-name="P48">45</text:p></table:table-cell></table:table-row><table:table-row table:style-name="Table5.1"><table:table-cell table:style-name="Table5.A5" office:value-type="string"><text:list xml:id="list1531174778225" text:continue-list="list1530920438800" text:style-name="L2"><text:list-header><text:p text:style-name="P52">a. Diseño y modelado de la Aplicación. </text:p></text:list-header></text:list></table:table-cell><table:table-cell table:style-name="Table5.B5" office:value-type="string"><text:p text:style-name="P51">15</text:p></table:table-cell></table:table-row><table:table-row table:style-name="Table5.1"><table:table-cell table:style-name="Table5.A5" office:value-type="string"><text:list xml:id="list1531547658177" text:continue-numbering="true" text:style-name="L2"><text:list-header><text:p text:style-name="P52">b. Estudio, diseño y modelado de la Base de Datos No Relacional. </text:p></text:list-header></text:list></table:table-cell><table:table-cell table:style-name="Table5.B5" office:value-type="string"><text:p text:style-name="P51">10</text:p></table:table-cell></table:table-row><table:table-row table:style-name="Table5.1"><table:table-cell table:style-name="Table5.A5" office:value-type="string"><text:list xml:id="list1530700969751" text:continue-numbering="true" text:style-name="L2"><text:list-header><text:p text:style-name="P52"><text:span text:style-name="T11">c</text:span>. Estudio, diseño y modelado de<text:span text:style-name="T11">l archivo de configuración</text:span>. </text:p></text:list-header></text:list></table:table-cell><table:table-cell table:style-name="Table5.B5" office:value-type="string"><text:p text:style-name="P51">10</text:p></table:table-cell></table:table-row><table:table-row table:style-name="Table5.1"><table:table-cell table:style-name="Table5.A5" office:value-type="string"><text:list xml:id="list1530667720879" text:continue-numbering="true" text:style-name="L2"><text:list-header><text:p text:style-name="P52"><text:span text:style-name="T11">d</text:span>. Maquetado de la <text:span text:style-name="T11">Aplicación</text:span>. </text:p></text:list-header></text:list></table:table-cell><table:table-cell table:style-name="Table5.B5" office:value-type="string"><text:p text:style-name="P51">10</text:p></table:table-cell></table:table-row><table:table-row table:style-name="Table5.1"><table:table-cell table:style-name="Table5.A5" office:value-type="string"><text:p text:style-name="P44">3. Desarrollo e implementación. </text:p></table:table-cell><table:table-cell table:style-name="Table5.B5" office:value-type="string"><text:p text:style-name="P48">140</text:p></table:table-cell></table:table-row><table:table-row table:style-name="Table5.1"><table:table-cell table:style-name="Table5.A5" office:value-type="string"><text:list xml:id="list1531402956044" text:continue-numbering="true" text:style-name="L2"><text:list-header><text:p text:style-name="P52">a. Sistema <text:span text:style-name="T11">de Pedidos en tiemo real</text:span>. </text:p></text:list-header></text:list></table:table-cell><table:table-cell table:style-name="Table5.B13" office:value-type="float" office:value="20"><text:p text:style-name="P51">20</text:p></table:table-cell></table:table-row><table:table-row table:style-name="Table5.1"><table:table-cell table:style-name="Table5.A5" office:value-type="string"><text:list xml:id="list1531339800678" text:continue-numbering="true" text:style-name="L2"><text:list-header><text:p text:style-name="P52">b. <text:span text:style-name="T11">Sistema de Gestión de comandas.</text:span> </text:p></text:list-header></text:list></table:table-cell><table:table-cell table:style-name="Table5.B5" office:value-type="string"><text:p text:style-name="P51">10</text:p></table:table-cell></table:table-row><table:table-row table:style-name="Table5.1"><table:table-cell table:style-name="Table5.A15" office:value-type="string"><text:list xml:id="list1530018928947" text:continue-numbering="true" text:style-name="L2"><text:list-header><text:p text:style-name="P52">c. <text:span text:style-name="T11">Sistema de Generación de facturas.</text:span></text:p></text:list-header></text:list></table:table-cell><table:table-cell table:style-name="Table5.B15" office:value-type="string"><text:p text:style-name="P51">10</text:p></table:table-cell></table:table-row><table:table-row table:style-name="Table5.1"><table:table-cell table:style-name="Table5.A15" office:value-type="string"><text:list xml:id="list1531407250658" text:continue-numbering="true" text:style-name="L2"><text:list-header><text:p text:style-name="P52"><text:span text:style-name="T11">d</text:span>. <text:span text:style-name="T11">Sistema de Impresión de tickets.</text:span></text:p></text:list-header></text:list></table:table-cell><table:table-cell table:style-name="Table5.B16" office:value-type="float" office:value="15"><text:p text:style-name="P51">15</text:p></table:table-cell></table:table-row><table:table-row table:style-name="Table5.1"><table:table-cell table:style-name="Table5.A15" office:value-type="string"><text:list xml:id="list1531884444693" text:continue-numbering="true" text:style-name="L2"><text:list-header><text:p text:style-name="P52"><text:span text:style-name="T11">e</text:span>. <text:span text:style-name="T11">Sistema de Pago.</text:span> </text:p></text:list-header></text:list></table:table-cell><table:table-cell table:style-name="Table5.B15" office:value-type="string"><text:p text:style-name="P51">10</text:p></table:table-cell></table:table-row><table:table-row table:style-name="Table5.1"><table:table-cell table:style-name="Table5.A18" office:value-type="string"><text:list xml:id="list1530336642291" text:continue-numbering="true" text:style-name="L2"><text:list-header><text:p text:style-name="P52"><text:span text:style-name="T11">f</text:span>. <text:span text:style-name="T11">Sistema de Gestión de reservas.</text:span></text:p></text:list-header></text:list></table:table-cell><table:table-cell table:style-name="Table5.B18" office:value-type="string"><text:p text:style-name="P51">15</text:p></table:table-cell></table:table-row><table:table-row table:style-name="Table5.1"><table:table-cell table:style-name="Table5.A19" office:value-type="string"><text:list xml:id="list1530497642531" text:continue-numbering="true" text:style-name="L2"><text:list-header><text:p text:style-name="P52"><text:span text:style-name="T11">g</text:span>. <text:s/><text:span text:style-name="T11">Sistema CRUD de carta. </text:span></text:p></text:list-header></text:list></table:table-cell><table:table-cell table:style-name="Table5.B19" office:value-type="float" office:value="20"><text:p text:style-name="P51">20</text:p></table:table-cell></table:table-row><table:table-row table:style-name="Table5.1"><table:table-cell table:style-name="Table5.A20" office:value-type="string"><text:list xml:id="list1531434211937" text:continue-numbering="true" text:style-name="L2"><text:list-header><text:p text:style-name="P52"><text:span text:style-name="T11">h</text:span>. <text:span text:style-name="T11">Sistema de Configuración de restaurantes.</text:span></text:p></text:list-header></text:list></table:table-cell><table:table-cell table:style-name="Table5.B20" office:value-type="float" office:value="25"><text:p text:style-name="P51">25</text:p></table:table-cell></table:table-row><table:table-row table:style-name="Table5.1"><table:table-cell table:style-name="Table5.A20" office:value-type="string"><text:list xml:id="list1531538209721" text:continue-numbering="true" text:style-name="L2"><text:list-header><text:p text:style-name="P50">i. Sistema de Sugerencias a clientes.</text:p></text:list-header></text:list></table:table-cell><table:table-cell table:style-name="Table5.B21" office:value-type="string"><text:p text:style-name="P51">15</text:p></table:table-cell></table:table-row><table:table-row table:style-name="Table5.1"><table:table-cell table:style-name="Table5.A20" office:value-type="string"><text:p text:style-name="P44">4. Verificación y pruebas. </text:p></table:table-cell><table:table-cell table:style-name="Table5.B21" office:value-type="string"><text:p text:style-name="P48">50</text:p></table:table-cell></table:table-row><table:table-row table:style-name="Table5.1"><table:table-cell table:style-name="Table5.A20" office:value-type="string"><text:list xml:id="list1530811294786" text:continue-numbering="true" text:style-name="L2"><text:list-header><text:p text:style-name="P52">a. Realización de Pruebas <text:span text:style-name="T11">unitarias</text:span>.</text:p></text:list-header></text:list></table:table-cell><table:table-cell table:style-name="Table5.B21" office:value-type="string"><text:p text:style-name="P51">20</text:p></table:table-cell></table:table-row><table:table-row table:style-name="Table5.1"><table:table-cell table:style-name="Table5.A20" office:value-type="string"><text:list xml:id="list1530630256931" text:continue-numbering="true" text:style-name="L2"><text:list-header><text:p text:style-name="P52"><text:span text:style-name="T11">b</text:span>. Realización de Pruebas <text:span text:style-name="T11">de integración</text:span>. </text:p></text:list-header></text:list></table:table-cell><table:table-cell table:style-name="Table5.B21" office:value-type="string"><text:p text:style-name="P51">10</text:p></table:table-cell></table:table-row><table:table-row table:style-name="Table5.1"><table:table-cell table:style-name="Table5.A20" office:value-type="string"><text:list xml:id="list1531125509136" text:continue-numbering="true" text:style-name="L2"><text:list-header><text:p text:style-name="P52"><text:span text:style-name="T11">c</text:span>. Realización de Pruebas <text:span text:style-name="T11">de extremo a extremo</text:span>. </text:p></text:list-header></text:list></table:table-cell><table:table-cell table:style-name="Table5.B21" office:value-type="string"><text:p text:style-name="P51">5</text:p></table:table-cell></table:table-row><table:table-row table:style-name="Table5.1"><table:table-cell table:style-name="Table5.A20" office:value-type="string"><text:list xml:id="list1531284882066" text:continue-numbering="true" text:style-name="L2"><text:list-header><text:p text:style-name="P52"><text:span text:style-name="T11">d</text:span>. Realización de Pruebas en <text:span text:style-name="T11">un</text:span> <text:span text:style-name="T11">restaurante</text:span>. </text:p></text:list-header></text:list></table:table-cell><table:table-cell table:style-name="Table5.B21" office:value-type="string"><text:p text:style-name="P51">15</text:p></table:table-cell></table:table-row><table:table-row table:style-name="Table5.1"><table:table-cell table:style-name="Table5.A20" office:value-type="string"><text:p text:style-name="P44">5. Documentación. </text:p></table:table-cell><table:table-cell table:style-name="Table5.B21" office:value-type="string"><text:p text:style-name="P48">35</text:p></table:table-cell></table:table-row><table:table-row table:style-name="Table5.1"><table:table-cell table:style-name="Table5.A20" office:value-type="string"><text:list xml:id="list1531904229474" text:continue-list="list795081473" text:style-name="L3"><text:list-header><text:p text:style-name="P53">a. Elaboración del Manual de Usuario. <text:s/></text:p></text:list-header></text:list></table:table-cell><table:table-cell table:style-name="Table5.B21" office:value-type="string"><text:p text:style-name="P51">10</text:p></table:table-cell></table:table-row><table:table-row table:style-name="Table5.1"><table:table-cell table:style-name="Table5.A20" office:value-type="string"><text:list xml:id="list1530619266287" text:continue-numbering="true" text:style-name="L3"><text:list-header><text:p text:style-name="P53">b. Elaboración del Manual de Instalación. </text:p></text:list-header></text:list></table:table-cell><table:table-cell table:style-name="Table5.B21" office:value-type="string"><text:p text:style-name="P51">10</text:p></table:table-cell></table:table-row><table:table-row table:style-name="Table5.1"><table:table-cell table:style-name="Table5.A20" office:value-type="string"><text:list xml:id="list1530696679765" text:continue-numbering="true" text:style-name="L3"><text:list-header><text:p text:style-name="P53">c. Elaboración de la Memoria del TFG. </text:p></text:list-header></text:list></table:table-cell><table:table-cell table:style-name="Table5.B21" office:value-type="string"><text:p text:style-name="P51">15</text:p></table:table-cell></table:table-row><table:table-row table:style-name="Table5.1"><table:table-cell table:style-name="Table5.A31" office:value-type="string"><text:p text:style-name="P10"/></table:table-cell><table:table-cell table:style-name="Table5.B31" office:value-type="string"><text:p text:style-name="P30">296</text:p></table:table-cell></table:table-row></table:table></draw:text-box></draw:frame></text:p>
            <text:p text:style-name="P10"/>
            <text:p text:style-name="P10"/>
            <text:p text:style-name="P10"/>
            <text:p text:style-name="P10"/>
            <text:p text:style-name="P10"/>
            <text:p text:style-name="P10"/>
          </table:table-cell>
        </table:table-row>
      </table:table>
      <text:p text:style-name="P11"/>
      <text:p text:style-name="P11"/>
      <text:p text:style-name="Standard"/>
      <table:table table:name="Table7" table:style-name="Table7">
        <table:table-column table:style-name="Table7.A"/>
        <table:table-row table:style-name="Table7.1">
          <table:table-cell table:style-name="Table7.A1" office:value-type="string">
            <text:p text:style-name="P28">ENTORNO TECNOLÓGICO</text:p>
          </table:table-cell>
        </table:table-row>
        <table:table-row table:style-name="Table7.2">
          <table:table-cell table:style-name="Table7.A2" office:value-type="string">
            <text:p text:style-name="P10">TECNOLOGÍAS EMPLEADAS:</text:p>
          </table:table-cell>
        </table:table-row>
        <table:table-row table:style-name="Table7.1">
          <table:table-cell table:style-name="Table7.A3" office:value-type="string">
            <text:p text:style-name="P32">Enumeración de las tecnologías utilizadas (lenguajes de programación, frameworks, sistemas gestores de bases de datos, etc.) en el desarrollo del TFG. </text:p>
          </table:table-cell>
        </table:table-row>
        <table:table-row table:style-name="Table7.2">
          <table:table-cell table:style-name="Table7.A4" office:value-type="string">
            <text:p text:style-name="P21">Lenguaje de programación: Python + HTML + CSS + JS</text:p>
          </table:table-cell>
        </table:table-row>
        <table:table-row table:style-name="Table7.2">
          <table:table-cell table:style-name="Table7.A5" office:value-type="string">
            <text:p text:style-name="P20">Base de de datos no relacional (JSON): MongoDB [<text:span text:style-name="T11">4</text:span>]</text:p>
          </table:table-cell>
        </table:table-row>
        <table:table-row table:style-name="Table7.2">
          <table:table-cell table:style-name="Table7.A6" office:value-type="string">
            <text:p text:style-name="P20">Framework web: FastAPI [<text:span text:style-name="T11">5</text:span>]</text:p>
          </table:table-cell>
        </table:table-row>
        <table:table-row table:style-name="Table7.2">
          <table:table-cell table:style-name="Table7.A6" office:value-type="string">
            <text:p text:style-name="P20">Framework CSS: Bulma [<text:span text:style-name="T11">6</text:span>]</text:p>
          </table:table-cell>
        </table:table-row>
        <table:table-row table:style-name="Table7.2">
          <table:table-cell table:style-name="Table7.A8" office:value-type="string">
            <text:p text:style-name="P10">RECURSOS SOFTWARE Y HARDWARE:</text:p>
          </table:table-cell>
        </table:table-row>
        <table:table-row table:style-name="Table7.1">
          <table:table-cell table:style-name="Table7.A3" office:value-type="string">
            <text:p text:style-name="P32">Listado de dispositivos (placas de desarrollo, microcontroladores, procesadores, sensores, robots, etc.) o software (IDE, editores, etc.) empleados en el desarrollo del TFG. </text:p>
          </table:table-cell>
        </table:table-row>
        <table:table-row table:style-name="Table7.2">
          <table:table-cell table:style-name="Table7.A10" office:value-type="string">
            <text:p text:style-name="P21">Ordenador personal</text:p>
          </table:table-cell>
        </table:table-row>
        <table:table-row table:style-name="Table7.2">
          <table:table-cell table:style-name="Table7.A11" office:value-type="string">
            <text:p text:style-name="P20">IDE: Visual Studio Code [<text:span text:style-name="T11">6</text:span>]</text:p>
          </table:table-cell>
        </table:table-row>
        <table:table-row table:style-name="Table7.2">
          <table:table-cell table:style-name="Table7.A12" office:value-type="string">
            <text:p text:style-name="P20">Plataforma de despliegue: Vercel [<text:span text:style-name="T11">8</text:span>]</text:p>
          </table:table-cell>
        </table:table-row>
        <table:table-row table:style-name="Table7.2">
          <table:table-cell table:style-name="Table7.A13" office:value-type="string">
            <text:p text:style-name="P20">Tablets para probar el sistema en en restaurante</text:p>
          </table:table-cell>
        </table:table-row>
        <table:table-row table:style-name="Table7.2">
          <table:table-cell table:style-name="Table7.A14" office:value-type="string">
            <text:p text:style-name="P20">Impresora de Tickets para imprimir facturas y QRs</text:p>
          </table:table-cell>
        </table:table-row>
      </table:table>
      <text:p text:style-name="P11"/>
      <text:p text:style-name="P11"/>
      <text:p text:style-name="P11"/>
      <table:table table:name="Table8" table:style-name="Table8">
        <table:table-column table:style-name="Table8.A"/>
        <table:table-row table:style-name="Table8.1">
          <table:table-cell table:style-name="Table8.A1" office:value-type="string">
            <text:p text:style-name="P28">REFERENCIAS</text:p>
          </table:table-cell>
        </table:table-row>
        <table:table-row table:style-name="Table8.1">
          <table:table-cell table:style-name="Table8.A2" office:value-type="string">
            <text:p text:style-name="P32">Listado de referencias (libros, páginas web, etc.)</text:p>
          </table:table-cell>
        </table:table-row>
        <table:table-row table:style-name="Table8.3">
          <table:table-cell table:style-name="Table8.A3" office:value-type="string">
            <text:p text:style-name="P36"><text:span text:style-name="T10">[</text:span><text:span text:style-name="T11">1</text:span><text:span text:style-name="T10">] </text:span>“<text:span text:style-name="T10">Sistema POS”. ¿Qué es el sistema pos y cómo funciona?. </text:span><text:a xlink:type="simple" xlink:href="https://www.certus.edu.pe/blog/que-es-sistema-pos/" text:style-name="Internet_20_link" text:visited-style-name="Visited_20_Internet_20_Link"><text:span text:style-name="T10">https://www.certus.edu.pe/blog/que-es-sistema-pos/</text:span></text:a><text:span text:style-name="T10"> (accedido el 12 de febrero de 2023) </text:span></text:p>
          </table:table-cell>
        </table:table-row>
        <table:table-row table:style-name="Table8.3">
          <table:table-cell table:style-name="Table8.A4" office:value-type="string">
            <text:p text:style-name="P39"><text:span text:style-name="T11">[2] </text:span>“España es el país con más bares y restaurantes del mundo”. España es el país con más bares y restaurantes del mundo<text:span text:style-name="T11">. <text:s/></text:span><text:s/><text:a xlink:type="simple" xlink:href="https://www.elmundo.es/viajes/espana/2020/06/19/5eeb49defdddffe66b8b4587.html" text:style-name="Internet_20_link" text:visited-style-name="Visited_20_Internet_20_Link">https://www.elmundo.es/viajes/espana/2020/06/19/5eeb49defdddffe66b8b4587.html</text:a> <text:s/><text:span text:style-name="T10">(accedido el 12 de febrero de 2023) </text:span></text:p>
          </table:table-cell>
        </table:table-row>
        <table:table-row table:style-name="Table8.3">
          <table:table-cell table:style-name="Table8.A5" office:value-type="string">
            <text:p text:style-name="P37">[3] “CRUD”. CRUD – Glosario de MDN Web Docs. <text:a xlink:type="simple" xlink:href="https://developer.mozilla.org/es/docs/Glossary/CRUD" text:style-name="Internet_20_link" text:visited-style-name="Visited_20_Internet_20_Link">https://developer.mozilla.org/es/docs/Glossary/CRUD</text:a> <text:span text:style-name="T10">(accedido el 12 de febrero de 2023) </text:span></text:p>
          </table:table-cell>
        </table:table-row>
        <table:table-row table:style-name="Table8.3">
          <table:table-cell table:style-name="Table8.A6" office:value-type="string">
            <text:p text:style-name="P20">[<text:span text:style-name="T11">4</text:span>] “MongoDB”. MongoDB: The Developer Data Platform. <text:a xlink:type="simple" xlink:href="https://www.mongodb.com/" text:style-name="Internet_20_link" text:visited-style-name="Visited_20_Internet_20_Link">https://www.mongodb.com/</text:a> (accedido el 12 de febrero de 2023) </text:p>
          </table:table-cell>
        </table:table-row>
        <table:table-row table:style-name="Table8.3">
          <table:table-cell table:style-name="Table8.A7" office:value-type="string">
            <text:p text:style-name="P20">[<text:span text:style-name="T11">5</text:span>] “FastAPI”. FastAPI. <text:a xlink:type="simple" xlink:href="https://fastapi.tiangolo.com/" text:style-name="Internet_20_link" text:visited-style-name="Visited_20_Internet_20_Link">https://fastapi.tiangolo.com/</text:a> (accedido el 12 de febrero de 2023) </text:p>
          </table:table-cell>
        </table:table-row>
        <table:table-row table:style-name="Table8.3">
          <table:table-cell table:style-name="Table8.A8" office:value-type="string">
            <text:p text:style-name="P20">[<text:span text:style-name="T11">6</text:span>] “Bulma”. Bulma: Free, open source, and modern CSS framework based on Flex box. <text:a xlink:type="simple" xlink:href="https://bulma.io/" text:style-name="Internet_20_link" text:visited-style-name="Visited_20_Internet_20_Link">https://bulma.io/</text:a> (accedido el 12 de febrero de 2023) </text:p>
          </table:table-cell>
        </table:table-row>
        <table:table-row table:style-name="Table8.3">
          <table:table-cell table:style-name="Table8.A9" office:value-type="string">
            <text:p text:style-name="P20">[<text:span text:style-name="T11">7</text:span>] “Visual Studio Code”. Visual Studio Code – Code Editing. Redefined. <text:a xlink:type="simple" xlink:href="https://code.visualstudio.com/" text:style-name="Internet_20_link" text:visited-style-name="Visited_20_Internet_20_Link">https://code.visualstudio.com/</text:a> (accedido el 12 de febrero de 2023) </text:p>
          </table:table-cell>
        </table:table-row>
        <table:table-row table:style-name="Table8.3">
          <table:table-cell table:style-name="Table8.A10" office:value-type="string">
            <text:p text:style-name="P20">[<text:span text:style-name="T11">8</text:span>] “Vercel”. Vercel: Develop. Preview. Ship. For the best Frontend teams. <text:a xlink:type="simple" xlink:href="https://vercel.com/" text:style-name="Internet_20_link" text:visited-style-name="Visited_20_Internet_20_Link">https://vercel.com/</text:a> (accedido el 12 de febrero de 2023) </text:p>
          </table:table-cell>
        </table:table-row>
      </table:table>
      <text:p text:style-name="P11"/>
      <text:p text:style-name="P11"/>
      <text:p text:style-name="P11"/>
      <text:p text:style-name="P1"><text:span text:style-name="T3">Málaga, </text:span><text:span text:style-name="T4">12</text:span><text:span text:style-name="T3"> de </text:span><text:span text:style-name="T4">Febrero</text:span><text:span text:style-name="T3"> de <text:s/></text:span><text:span text:style-name="T4">2023</text:span></text:p>
      <text:p text:style-name="P11"/>
      <text:p text:style-name="P11"/>
      <text:p text:style-name="P11"/>
      <text:p text:style-name="P11"/>
      <table:table table:name="Table9" table:style-name="Table9">
        <table:table-column table:style-name="Table9.A" table:number-columns-repeated="3"/>
        <table:table-row table:style-name="Table9.1">
          <table:table-cell table:style-name="Table9.A1" office:value-type="string">
            <text:p text:style-name="P12">Firma tutor/tutora:</text:p>
            <text:p text:style-name="P12"/>
            <text:p text:style-name="P12"/>
            <text:p text:style-name="P12"/>
            <text:p text:style-name="P12"/>
          </table:table-cell>
          <table:table-cell table:style-name="Table9.A1" office:value-type="string">
            <text:p text:style-name="P12">Firma cotutor/a:</text:p>
          </table:table-cell>
          <table:table-cell table:style-name="Table9.A1" office:value-type="string">
            <text:p text:style-name="P12">Firma tutor/a coordinador/a:<text:bookmark text:name="_GoBack"/></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nux Biolinum" svg:font-family="'Linux Biolinum'" style:font-family-generic="system" style:font-pitch="variable"/>
    <style:font-face style:name="Nimbus Sans" svg:font-family="'Nimbus Sans'" style:font-family-generic="swiss"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Linux Biolinum"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Linux Biolinum" style:font-family-asian="'Linux Biolinum'"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211in" fo:margin-right="0in" fo:text-indent="0in"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left="0.6563in" fo:margin-right="0in" fo:text-indent="0in"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size-complex="12pt"/>
    </style:style>
    <style:style style:name="Heading_20_2" style:display-name="Heading 2" style:family="paragraph" style:parent-style-name="Standard" style:default-outline-level="2" style:list-style-name="" style:class="text">
      <style:paragraph-properties fo:margin-left="0.211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List_20_Paragraph" style:display-name="List Paragraph" style:family="paragraph" style:parent-style-name="Standard"/>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Texto_20_comentario_20_Car">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Asunto_20_del_20_comentario_20_Car">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loext:linked-style-name="annotation_20_text">
      <style:text-properties fo:font-size="12pt" style:font-size-asian="12pt" style:font-size-complex="12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Arial" fo:font-family="Arial" style:font-family-generic="roman" style:font-pitch="variable" fo:font-size="10pt" fo:letter-spacing="0.0035in" fo:font-weight="bold" style:font-name-asian="Arial1" style:font-family-asian="Arial" style:font-family-generic-asian="system" style:font-pitch-asian="variable" style:font-size-asian="10pt" style:font-weight-asian="bold" style:font-size-complex="10pt" style:font-weight-complex="bold"/>
    </style:style>
    <style:style style:name="ListLabel_20_3" style:display-name="ListLabel 3" style:family="text">
      <style:text-properties fo:font-size="11pt" style:font-name-asian="Times New Roman1" style:font-family-asian="'Times New Roman'" style:font-family-generic-asian="system" style:font-pitch-asian="variable" style:font-size-asian="11pt" style:font-size-complex="11pt" style:text-scale="99%"/>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A" style:num-letter-sync="true" text:start-value="2">
        <style:list-level-properties text:list-level-position-and-space-mode="label-alignment">
          <style:list-level-label-alignment text:label-followed-by="listtab" fo:text-indent="-0.3146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146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1311in"/>
        </style:list-level-properties>
        <style:text-properties fo:font-family="'Times New Roman'"/>
      </text:list-level-style-bullet>
      <text:list-level-style-bullet text:level="4" text:style-name="ListLabel_20_4"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5in" fo:margin-left="0.75in"/>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1945in" fo:text-align="end" style:justify-single-word="false" fo:text-indent="0in" style:auto-text-indent="false">
        <style:tab-stops>
          <style:tab-stop style:position="2.389in"/>
          <style:tab-stop style:position="6.1839in" style:type="right"/>
          <style:tab-stop style:position="7.2846in" style:type="right"/>
        </style:tab-stops>
      </style:paragraph-properties>
      <style:text-properties style:font-name="Arial" fo:font-weight="bold" style:font-weight-asian="bold" style:font-name-complex="Arial1"/>
    </style:style>
    <style:style style:name="MP2" style:family="paragraph" style:parent-style-name="Standard">
      <style:paragraph-properties fo:line-height="0.139in"/>
      <style:text-properties fo:font-size="10pt" style:font-size-asian="10pt" style:font-size-complex="10pt"/>
    </style:style>
    <style:style style:name="MP3" style:family="paragraph" style:parent-style-name="Footer">
      <style:paragraph-properties fo:margin-left="0in" fo:margin-right="0.25in" fo:text-indent="0in" style:auto-text-indent="false"/>
      <style:text-properties style:font-name="Times New Roman" style:rfc-language-tag="es-ES-u-co-trad" fo:language="es" fo:country="ES" style:font-name-complex="Times New Roman1"/>
    </style:style>
    <style:style style:name="MP4" style:family="paragraph" style:parent-style-name="Footer">
      <style:paragraph-properties fo:padding="0in" fo:border="none"/>
    </style:style>
    <style:style style:name="MP5" style:family="paragraph" style:parent-style-name="Footer">
      <style:paragraph-properties fo:margin-left="0in" fo:margin-right="0.25in" fo:text-indent="0in" style:auto-text-indent="false"/>
      <style:text-properties fo:language="es" fo:country="ES"/>
    </style:style>
    <style:style style:name="MT1" style:family="text"/>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run-through"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92in" fo:margin-bottom="0in" fo:margin-left="0.5in" fo:margin-right="0.5in" style:writing-mode="lr-tb" style:layout-grid-color="#c0c0c0" style:layout-grid-lines="51"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1" text:anchor-type="char" svg:x="5.2638in" svg:y="0in" svg:width="2.0118in" svg:height="0.5902in" draw:z-index="9"><draw:image xlink:href="Pictures/1000000100000916000002AAF87C98AF1D80C32F.png" xlink:type="simple" xlink:show="embed" xlink:actuate="onLoad" draw:mime-type="image/png"/><svg:desc>Imagen que contiene botella

Descripción generada automáticamente</svg:desc></draw:frame><draw:frame draw:style-name="Mfr1" draw:name="Imagen 3" text:anchor-type="char" svg:x="0.378in" svg:y="-0.0311in" svg:width="2.0236in" svg:height="0.6992in" draw:z-index="4"><draw:image xlink:href="Pictures/10000000000002C5000000ECE9946AAA2EDB76E8.png" xlink:type="simple" xlink:show="embed" xlink:actuate="onLoad" draw:mime-type="image/png"/><svg:desc>MARCA UNIVERSIDAD</svg:desc></draw:frame><text:tab/><text:tab/></text:p>
        <text:p text:style-name="MP2"/>
        <text:p text:style-name="MP2"/>
        <text:p text:style-name="MP2"/>
        <text:p text:style-name="MP2"/>
      </style:header>
      <style:footer>
        <text:p text:style-name="MP3"><draw:frame draw:style-name="Mfr2" draw:name="Frame3" text:anchor-type="paragraph" svg:x="7.5984in" svg:y="0.0035in" svg:width="0.1618in" draw:z-index="14"><draw:text-box fo:min-height="0.0161in"><text:p text:style-name="MP4"><text:span text:style-name="page_20_number"><text:page-number text:select-page="current">5</text:page-number></text:span></text:p></draw:text-box></draw:frame>E.T.S. de Ingeniería Informática. Universidad de Málaga<text:tab/></text:p>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icrosoft Word - Impresos.doc</dc:title>
    <meta:initial-creator>raquel</meta:initial-creator>
    <meta:editing-cycles>9</meta:editing-cycles>
    <meta:print-date>2014-07-01T10:05:00</meta:print-date>
    <meta:creation-date>2019-11-06T14:39:00</meta:creation-date>
    <dc:date>2023-02-13T00:15:29.435497595</dc:date>
    <meta:editing-duration>PT7H2M40S</meta:editing-duration>
    <meta:generator>LibreOffice/7.4.5.1$Linux_X86_64 LibreOffice_project/40$Build-1</meta:generator>
    <meta:document-statistic meta:table-count="9" meta:image-count="2" meta:object-count="0" meta:page-count="5" meta:paragraph-count="177" meta:word-count="2181" meta:character-count="13361" meta:non-whitespace-character-count="11264"/>
    <meta:user-defined meta:name="AppVersion">16.0000</meta:user-defined>
    <meta:user-defined meta:name="Company">Universidad de Málaga</meta:user-defined>
    <meta:user-defined meta:name="Created" meta:value-type="date">2013-07-03T00:00:00</meta:user-defined>
    <meta:user-defined meta:name="LastSaved" meta:value-type="date">2014-06-18T00:00:00</meta:user-defined>
    <meta:template xlink:type="simple" xlink:actuate="onRequest" xlink:title="Normal.dotm" xlink:href=""/>
  </office:meta>
</office:document-meta>
</file>